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7">
            <text:p>24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6">
            <text:p>36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">
            <text:p>51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525">
            <text:p>2452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054">
            <text:p>280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893">
            <text:p>2989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8">
            <text:p>2021-03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8 - 1.11)">
            <text:p>(0.98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1">
            <text:p>1.0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51.875">
            <text:p>251.8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65816326530612">
            <text:p>0.0165816327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857461734694">
            <text:p>1.058574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84.625">
            <text:p>384.625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77527238617505">
            <text:p>0.0277527239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9864415233235">
            <text:p>1.0986441523</text:p>
          </table:table-cell>
          <table:table-cell table:number-columns-repeated="2" office:value-type="float" office:value="0">
            <text:p>0</text:p>
          </table:table-cell>
          <table:table-cell office:value-type="float" office:value="25.3208176116527">
            <text:p>25.32081761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404.125">
            <text:p>404.12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81738008923592">
            <text:p>0.0281738009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10016407871443">
            <text:p>1.1001640787</text:p>
          </table:table-cell>
          <table:table-cell table:number-columns-repeated="2" office:value-type="float" office:value="0">
            <text:p>0</text:p>
          </table:table-cell>
          <table:table-cell office:value-type="float" office:value="24.94751288971">
            <text:p>24.947512889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3.5">
            <text:p>63.5</text:p>
          </table:table-cell>
          <table:table-cell office:value-type="float" office:value="251.875">
            <text:p>251.875</text:p>
          </table:table-cell>
          <table:table-cell office:value-type="float" office:value="0.0153530320044919">
            <text:p>0.015353032</text:p>
          </table:table-cell>
          <table:table-cell office:value-type="float" office:value="0.00599735549678882">
            <text:p>0.0059973555</text:p>
          </table:table-cell>
          <table:table-cell office:value-type="float" office:value="0.0165816326530612">
            <text:p>0.0165816327</text:p>
          </table:table-cell>
          <table:table-cell office:value-type="float" office:value="1.05419761457551">
            <text:p>1.0541976146</text:p>
          </table:table-cell>
          <table:table-cell office:value-type="float" office:value="1.02106124205375">
            <text:p>1.0210612421</text:p>
          </table:table-cell>
          <table:table-cell office:value-type="float" office:value="1.05857461734694">
            <text:p>1.058574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84">
            <text:p>10584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1.75">
            <text:p>-1.75</text:p>
          </table:table-cell>
          <table:table-cell office:value-type="float" office:value="235.5">
            <text:p>235.5</text:p>
          </table:table-cell>
          <table:table-cell office:value-type="float" office:value="-0.00045201668984701">
            <text:p>-0.0004520167</text:p>
          </table:table-cell>
          <table:table-cell office:value-type="float" office:value="-0.000165343915343915">
            <text:p>-0.0001653439</text:p>
          </table:table-cell>
          <table:table-cell office:value-type="float" office:value="0.0160149608976539">
            <text:p>0.0160149609</text:p>
          </table:table-cell>
          <table:table-cell office:value-type="float" office:value="0.998418342050948">
            <text:p>0.9984183421</text:p>
          </table:table-cell>
          <table:table-cell office:value-type="float" office:value="0.999421349879973">
            <text:p>0.9994213499</text:p>
          </table:table-cell>
          <table:table-cell office:value-type="float" office:value="1.05655506192799">
            <text:p>1.0565550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920">
            <text:p>15920</text:p>
          </table:table-cell>
          <table:table-cell office:value-type="float" office:value="14.75">
            <text:p>14.75</text:p>
          </table:table-cell>
          <table:table-cell office:value-type="float" office:value="306.125">
            <text:p>306.125</text:p>
          </table:table-cell>
          <table:table-cell office:value-type="float" office:value="4.25">
            <text:p>4.25</text:p>
          </table:table-cell>
          <table:table-cell office:value-type="float" office:value="0.00202888583218707">
            <text:p>0.0020288858</text:p>
          </table:table-cell>
          <table:table-cell office:value-type="float" office:value="0.0295573042386792">
            <text:p>0.0295573042</text:p>
          </table:table-cell>
          <table:table-cell office:value-type="float" office:value="0.000266959798994975">
            <text:p>0.0002669598</text:p>
          </table:table-cell>
          <table:table-cell office:value-type="float" office:value="1.00710916851299">
            <text:p>1.0071091685</text:p>
          </table:table-cell>
          <table:table-cell office:value-type="float" office:value="1.10516288793374">
            <text:p>1.1051628879</text:p>
          </table:table-cell>
          <table:table-cell office:value-type="float" office:value="1.00093449898085">
            <text:p>1.000934499</text:p>
          </table:table-cell>
          <table:table-cell office:value-type="float" office:value="0">
            <text:p>0</text:p>
          </table:table-cell>
          <table:table-cell office:value-type="float" office:value="23.7958517779488">
            <text:p>23.7958517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588">
            <text:p>10588</text:p>
          </table:table-cell>
          <table:table-cell office:value-type="float" office:value="16689">
            <text:p>16689</text:p>
          </table:table-cell>
          <table:table-cell office:value-type="float" office:value="110.625">
            <text:p>110.625</text:p>
          </table:table-cell>
          <table:table-cell office:value-type="float" office:value="290.75">
            <text:p>290.75</text:p>
          </table:table-cell>
          <table:table-cell office:value-type="float" office:value="-46">
            <text:p>-46</text:p>
          </table:table-cell>
          <table:table-cell office:value-type="float" office:value="0.0142337879567679">
            <text:p>0.014233788</text:p>
          </table:table-cell>
          <table:table-cell office:value-type="float" office:value="0.0274603324518323">
            <text:p>0.0274603325</text:p>
          </table:table-cell>
          <table:table-cell office:value-type="float" office:value="-0.00275630654922404">
            <text:p>-0.0027563065</text:p>
          </table:table-cell>
          <table:table-cell office:value-type="float" office:value="1.0502153552591">
            <text:p>1.0502153553</text:p>
          </table:table-cell>
          <table:table-cell office:value-type="float" office:value="1.09758914050381">
            <text:p>1.0975891405</text:p>
          </table:table-cell>
          <table:table-cell office:value-type="float" office:value="0.990367817640271">
            <text:p>0.9903678176</text:p>
          </table:table-cell>
          <table:table-cell office:value-type="float" office:value="0">
            <text:p>0</text:p>
          </table:table-cell>
          <table:table-cell office:value-type="float" office:value="25.5867709852849">
            <text:p>25.5867709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894">
            <text:p>15894</text:p>
          </table:table-cell>
          <table:table-cell office:value-type="float" office:value="87.875">
            <text:p>87.875</text:p>
          </table:table-cell>
          <table:table-cell office:value-type="float" office:value="138.5">
            <text:p>138.5</text:p>
          </table:table-cell>
          <table:table-cell office:value-type="float" office:value="-36.25">
            <text:p>-36.25</text:p>
          </table:table-cell>
          <table:table-cell office:value-type="float" office:value="0.0106995007914282">
            <text:p>0.0106995008</text:p>
          </table:table-cell>
          <table:table-cell office:value-type="float" office:value="0.0123660714285714">
            <text:p>0.0123660714</text:p>
          </table:table-cell>
          <table:table-cell office:value-type="float" office:value="-0.00228073486850384">
            <text:p>-0.0022807349</text:p>
          </table:table-cell>
          <table:table-cell office:value-type="float" office:value="1.03767263223168">
            <text:p>1.0376726322</text:p>
          </table:table-cell>
          <table:table-cell office:value-type="float" office:value="1.04358097265625">
            <text:p>1.0435809727</text:p>
          </table:table-cell>
          <table:table-cell office:value-type="float" office:value="0.992027623393256">
            <text:p>0.99202762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145">
            <text:p>8145</text:p>
          </table:table-cell>
          <table:table-cell office:value-type="float" office:value="10638">
            <text:p>10638</text:p>
          </table:table-cell>
          <table:table-cell office:value-type="float" office:value="14705">
            <text:p>14705</text:p>
          </table:table-cell>
          <table:table-cell office:value-type="float" office:value="113">
            <text:p>113</text:p>
          </table:table-cell>
          <table:table-cell office:value-type="float" office:value="-27.75">
            <text:p>-27.75</text:p>
          </table:table-cell>
          <table:table-cell office:value-type="float" office:value="235.5">
            <text:p>235.5</text:p>
          </table:table-cell>
          <table:table-cell office:value-type="float" office:value="0.0138735420503376">
            <text:p>0.0138735421</text:p>
          </table:table-cell>
          <table:table-cell office:value-type="float" office:value="-0.00260857304004512">
            <text:p>-0.002608573</text:p>
          </table:table-cell>
          <table:table-cell office:value-type="float" office:value="0.0160149608976539">
            <text:p>0.0160149609</text:p>
          </table:table-cell>
          <table:table-cell office:value-type="float" office:value="1.04893464850747">
            <text:p>1.0489346485</text:p>
          </table:table-cell>
          <table:table-cell office:value-type="float" office:value="0.99088333148032">
            <text:p>0.9908833315</text:p>
          </table:table-cell>
          <table:table-cell office:value-type="float" office:value="1.05655506192799">
            <text:p>1.0565550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344">
            <text:p>344</text:p>
          </table:table-cell>
          <table:table-cell office:value-type="float" office:value="7882">
            <text:p>7882</text:p>
          </table:table-cell>
          <table:table-cell office:value-type="float" office:value="10357">
            <text:p>10357</text:p>
          </table:table-cell>
          <table:table-cell office:value-type="float" office:value="15558">
            <text:p>15558</text:p>
          </table:table-cell>
          <table:table-cell office:value-type="float" office:value="227.75">
            <text:p>227.75</text:p>
          </table:table-cell>
          <table:table-cell office:value-type="float" office:value="306.125">
            <text:p>306.125</text:p>
          </table:table-cell>
          <table:table-cell office:value-type="float" office:value="-142.375">
            <text:p>-142.375</text:p>
          </table:table-cell>
          <table:table-cell office:value-type="float" office:value="0.0288949505201725">
            <text:p>0.0288949505</text:p>
          </table:table-cell>
          <table:table-cell office:value-type="float" office:value="0.0295573042386792">
            <text:p>0.0295573042</text:p>
          </table:table-cell>
          <table:table-cell office:value-type="float" office:value="-0.00915124051934696">
            <text:p>-0.0091512405</text:p>
          </table:table-cell>
          <table:table-cell office:value-type="float" office:value="1.10276876642511">
            <text:p>1.1027687664</text:p>
          </table:table-cell>
          <table:table-cell office:value-type="float" office:value="1.10516288793374">
            <text:p>1.1051628879</text:p>
          </table:table-cell>
          <table:table-cell office:value-type="float" office:value="0.96813479878025">
            <text:p>0.9681347988</text:p>
          </table:table-cell>
          <table:table-cell office:value-type="float" office:value="24.3334510750545">
            <text:p>24.3334510751</text:p>
          </table:table-cell>
          <table:table-cell office:value-type="float" office:value="23.7958517779488">
            <text:p>23.79585177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818">
            <text:p>7818</text:p>
          </table:table-cell>
          <table:table-cell office:value-type="float" office:value="10550">
            <text:p>10550</text:p>
          </table:table-cell>
          <table:table-cell office:value-type="float" office:value="16753">
            <text:p>16753</text:p>
          </table:table-cell>
          <table:table-cell office:value-type="float" office:value="14">
            <text:p>14</text:p>
          </table:table-cell>
          <table:table-cell office:value-type="float" office:value="257.5">
            <text:p>257.5</text:p>
          </table:table-cell>
          <table:table-cell office:value-type="float" office:value="-65.125">
            <text:p>-65.125</text:p>
          </table:table-cell>
          <table:table-cell office:value-type="float" office:value="0.00179073931951906">
            <text:p>0.0017907393</text:p>
          </table:table-cell>
          <table:table-cell office:value-type="float" office:value="0.0244075829383886">
            <text:p>0.0244075829</text:p>
          </table:table-cell>
          <table:table-cell office:value-type="float" office:value="-0.00388736345729123">
            <text:p>-0.0038873635</text:p>
          </table:table-cell>
          <table:table-cell office:value-type="float" office:value="1.00627387284305">
            <text:p>1.0062738728</text:p>
          </table:table-cell>
          <table:table-cell office:value-type="float" office:value="1.08659417128995">
            <text:p>1.0865941713</text:p>
          </table:table-cell>
          <table:table-cell office:value-type="float" office:value="0.986423846624993">
            <text:p>0.9864238466</text:p>
          </table:table-cell>
          <table:table-cell office:value-type="float" office:value="0">
            <text:p>0</text:p>
          </table:table-cell>
          <table:table-cell office:value-type="float" office:value="28.7440263470568">
            <text:p>28.74402634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238">
            <text:p>8238</text:p>
          </table:table-cell>
          <table:table-cell office:value-type="float" office:value="10625">
            <text:p>10625</text:p>
          </table:table-cell>
          <table:table-cell office:value-type="float" office:value="15967">
            <text:p>15967</text:p>
          </table:table-cell>
          <table:table-cell office:value-type="float" office:value="-80">
            <text:p>-80</text:p>
          </table:table-cell>
          <table:table-cell office:value-type="float" office:value="81.75">
            <text:p>81.75</text:p>
          </table:table-cell>
          <table:table-cell office:value-type="float" office:value="7.625">
            <text:p>7.625</text:p>
          </table:table-cell>
          <table:table-cell office:value-type="float" office:value="-0.0097110949259529">
            <text:p>-0.0097110949</text:p>
          </table:table-cell>
          <table:table-cell office:value-type="float" office:value="0.00769411764705882">
            <text:p>0.0076941176</text:p>
          </table:table-cell>
          <table:table-cell office:value-type="float" office:value="0.000477547441598296">
            <text:p>0.0004775474</text:p>
          </table:table-cell>
          <table:table-cell office:value-type="float" office:value="0.9661960062739">
            <text:p>0.9661960063</text:p>
          </table:table-cell>
          <table:table-cell office:value-type="float" office:value="1.02704544267958">
            <text:p>1.0270454427</text:p>
          </table:table-cell>
          <table:table-cell office:value-type="float" office:value="1.00167186302665">
            <text:p>1.0016718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145">
            <text:p>8145</text:p>
          </table:table-cell>
          <table:table-cell office:value-type="float" office:value="10573">
            <text:p>10573</text:p>
          </table:table-cell>
          <table:table-cell office:value-type="float" office:value="15613">
            <text:p>15613</text:p>
          </table:table-cell>
          <table:table-cell office:value-type="float" office:value="113">
            <text:p>113</text:p>
          </table:table-cell>
          <table:table-cell office:value-type="float" office:value="-43.25">
            <text:p>-43.25</text:p>
          </table:table-cell>
          <table:table-cell office:value-type="float" office:value="75.75">
            <text:p>75.75</text:p>
          </table:table-cell>
          <table:table-cell office:value-type="float" office:value="0.0138735420503376">
            <text:p>0.0138735421</text:p>
          </table:table-cell>
          <table:table-cell office:value-type="float" office:value="-0.00409060815284215">
            <text:p>-0.0040906082</text:p>
          </table:table-cell>
          <table:table-cell office:value-type="float" office:value="0.00485172612566451">
            <text:p>0.0048517261</text:p>
          </table:table-cell>
          <table:table-cell office:value-type="float" office:value="1.04893464850747">
            <text:p>1.0489346485</text:p>
          </table:table-cell>
          <table:table-cell office:value-type="float" office:value="0.98571566829217">
            <text:p>0.9857156683</text:p>
          </table:table-cell>
          <table:table-cell office:value-type="float" office:value="1.01702717836277">
            <text:p>1.01702717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7868">
            <text:p>7868</text:p>
          </table:table-cell>
          <table:table-cell office:value-type="float" office:value="11481">
            <text:p>11481</text:p>
          </table:table-cell>
          <table:table-cell office:value-type="float" office:value="18473">
            <text:p>18473</text:p>
          </table:table-cell>
          <table:table-cell office:value-type="float" office:value="189.5">
            <text:p>189.5</text:p>
          </table:table-cell>
          <table:table-cell office:value-type="float" office:value="8.125">
            <text:p>8.125</text:p>
          </table:table-cell>
          <table:table-cell office:value-type="float" office:value="152.5">
            <text:p>152.5</text:p>
          </table:table-cell>
          <table:table-cell office:value-type="float" office:value="0.0240849008642603">
            <text:p>0.0240849009</text:p>
          </table:table-cell>
          <table:table-cell office:value-type="float" office:value="0.000707690967685742">
            <text:p>0.000707691</text:p>
          </table:table-cell>
          <table:table-cell office:value-type="float" office:value="0.00825529150652303">
            <text:p>0.0082552915</text:p>
          </table:table-cell>
          <table:table-cell office:value-type="float" office:value="1.08543411462621">
            <text:p>1.0854341146</text:p>
          </table:table-cell>
          <table:table-cell office:value-type="float" office:value="1.00247790000685">
            <text:p>1.0024779</text:p>
          </table:table-cell>
          <table:table-cell office:value-type="float" office:value="1.02902709395503">
            <text:p>1.029027094</text:p>
          </table:table-cell>
          <table:table-cell office:value-type="float" office:value="29.1245235201307">
            <text:p>29.1245235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6">
            <text:p>466</text:p>
          </table:table-cell>
          <table:table-cell office:value-type="float" office:value="8070">
            <text:p>8070</text:p>
          </table:table-cell>
          <table:table-cell office:value-type="float" office:value="12358">
            <text:p>12358</text:p>
          </table:table-cell>
          <table:table-cell office:value-type="float" office:value="16852">
            <text:p>16852</text:p>
          </table:table-cell>
          <table:table-cell office:value-type="float" office:value="-17.75">
            <text:p>-17.75</text:p>
          </table:table-cell>
          <table:table-cell office:value-type="float" office:value="167.125">
            <text:p>167.125</text:p>
          </table:table-cell>
          <table:table-cell office:value-type="float" office:value="236.5">
            <text:p>236.5</text:p>
          </table:table-cell>
          <table:table-cell office:value-type="float" office:value="-0.00219950433705081">
            <text:p>-0.0021995043</text:p>
          </table:table-cell>
          <table:table-cell office:value-type="float" office:value="0.013523628418838">
            <text:p>0.0135236284</text:p>
          </table:table-cell>
          <table:table-cell office:value-type="float" office:value="0.0140339425587467">
            <text:p>0.0140339426</text:p>
          </table:table-cell>
          <table:table-cell office:value-type="float" office:value="0.992311216946206">
            <text:p>0.9923112169</text:p>
          </table:table-cell>
          <table:table-cell office:value-type="float" office:value="1.04769116097613">
            <text:p>1.047691161</text:p>
          </table:table-cell>
          <table:table-cell office:value-type="float" office:value="1.04950482398135">
            <text:p>1.0495048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229">
            <text:p>8229</text:p>
          </table:table-cell>
          <table:table-cell office:value-type="float" office:value="11060">
            <text:p>11060</text:p>
          </table:table-cell>
          <table:table-cell office:value-type="float" office:value="15690">
            <text:p>15690</text:p>
          </table:table-cell>
          <table:table-cell office:value-type="float" office:value="-8.25">
            <text:p>-8.25</text:p>
          </table:table-cell>
          <table:table-cell office:value-type="float" office:value="373.125">
            <text:p>373.125</text:p>
          </table:table-cell>
          <table:table-cell office:value-type="float" office:value="-7.875">
            <text:p>-7.875</text:p>
          </table:table-cell>
          <table:table-cell office:value-type="float" office:value="-0.00100255195041925">
            <text:p>-0.001002552</text:p>
          </table:table-cell>
          <table:table-cell office:value-type="float" office:value="0.0337364376130199">
            <text:p>0.0337364376</text:p>
          </table:table-cell>
          <table:table-cell office:value-type="float" office:value="-0.000501912045889101">
            <text:p>-0.000501912</text:p>
          </table:table-cell>
          <table:table-cell office:value-type="float" office:value="0.996493038189943">
            <text:p>0.9964930382</text:p>
          </table:table-cell>
          <table:table-cell office:value-type="float" office:value="1.12030830020229">
            <text:p>1.1203083002</text:p>
          </table:table-cell>
          <table:table-cell office:value-type="float" office:value="0.998243801594164">
            <text:p>0.9982438016</text:p>
          </table:table-cell>
          <table:table-cell office:value-type="float" office:value="0">
            <text:p>0</text:p>
          </table:table-cell>
          <table:table-cell office:value-type="float" office:value="20.8906076805955">
            <text:p>20.8906076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154">
            <text:p>8154</text:p>
          </table:table-cell>
          <table:table-cell office:value-type="float" office:value="11264">
            <text:p>11264</text:p>
          </table:table-cell>
          <table:table-cell office:value-type="float" office:value="15988">
            <text:p>15988</text:p>
          </table:table-cell>
          <table:table-cell office:value-type="float" office:value="143.5">
            <text:p>143.5</text:p>
          </table:table-cell>
          <table:table-cell office:value-type="float" office:value="142">
            <text:p>142</text:p>
          </table:table-cell>
          <table:table-cell office:value-type="float" office:value="120.625">
            <text:p>120.625</text:p>
          </table:table-cell>
          <table:table-cell office:value-type="float" office:value="0.0175987245523669">
            <text:p>0.0175987246</text:p>
          </table:table-cell>
          <table:table-cell office:value-type="float" office:value="0.0126065340909091">
            <text:p>0.0126065341</text:p>
          </table:table-cell>
          <table:table-cell office:value-type="float" office:value="0.00754472104078059">
            <text:p>0.007544721</text:p>
          </table:table-cell>
          <table:table-cell office:value-type="float" office:value="1.06220257754079">
            <text:p>1.0622025775</text:p>
          </table:table-cell>
          <table:table-cell office:value-type="float" office:value="1.04443436173368">
            <text:p>1.0444343617</text:p>
          </table:table-cell>
          <table:table-cell office:value-type="float" office:value="1.02651809236128">
            <text:p>1.02651809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238">
            <text:p>11238</text:p>
          </table:table-cell>
          <table:table-cell office:value-type="float" office:value="18473">
            <text:p>18473</text:p>
          </table:table-cell>
          <table:table-cell office:value-type="float" office:value="145">
            <text:p>145</text:p>
          </table:table-cell>
          <table:table-cell office:value-type="float" office:value="207.25">
            <text:p>207.25</text:p>
          </table:table-cell>
          <table:table-cell office:value-type="float" office:value="152.5">
            <text:p>152.5</text:p>
          </table:table-cell>
          <table:table-cell office:value-type="float" office:value="0.0183057694735513">
            <text:p>0.0183057695</text:p>
          </table:table-cell>
          <table:table-cell office:value-type="float" office:value="0.0184418935753693">
            <text:p>0.0184418936</text:p>
          </table:table-cell>
          <table:table-cell office:value-type="float" office:value="0.00825529150652303">
            <text:p>0.0082552915</text:p>
          </table:table-cell>
          <table:table-cell office:value-type="float" office:value="1.06472699150163">
            <text:p>1.0647269915</text:p>
          </table:table-cell>
          <table:table-cell office:value-type="float" office:value="1.06521323025354">
            <text:p>1.0652132303</text:p>
          </table:table-cell>
          <table:table-cell office:value-type="float" office:value="1.02902709395503">
            <text:p>1.0290270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7982">
            <text:p>7982</text:p>
          </table:table-cell>
          <table:table-cell office:value-type="float" office:value="11572">
            <text:p>11572</text:p>
          </table:table-cell>
          <table:table-cell office:value-type="float" office:value="16583">
            <text:p>16583</text:p>
          </table:table-cell>
          <table:table-cell office:value-type="float" office:value="-26.875">
            <text:p>-26.875</text:p>
          </table:table-cell>
          <table:table-cell office:value-type="float" office:value="227.5">
            <text:p>227.5</text:p>
          </table:table-cell>
          <table:table-cell office:value-type="float" office:value="163.625">
            <text:p>163.625</text:p>
          </table:table-cell>
          <table:table-cell office:value-type="float" office:value="-0.00336695063893761">
            <text:p>-0.0033669506</text:p>
          </table:table-cell>
          <table:table-cell office:value-type="float" office:value="0.0196595229865192">
            <text:p>0.019659523</text:p>
          </table:table-cell>
          <table:table-cell office:value-type="float" office:value="0.00986703250316589">
            <text:p>0.0098670325</text:p>
          </table:table-cell>
          <table:table-cell office:value-type="float" office:value="0.988237892022664">
            <text:p>0.988237892</text:p>
          </table:table-cell>
          <table:table-cell office:value-type="float" office:value="1.06956586426717">
            <text:p>1.0695658643</text:p>
          </table:table-cell>
          <table:table-cell office:value-type="float" office:value="1.0347254360887">
            <text:p>1.0347254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4">
            <text:p>244</text:p>
          </table:table-cell>
          <table:table-cell office:value-type="float" office:value="8175">
            <text:p>8175</text:p>
          </table:table-cell>
          <table:table-cell office:value-type="float" office:value="11216">
            <text:p>11216</text:p>
          </table:table-cell>
          <table:table-cell office:value-type="float" office:value="18739">
            <text:p>18739</text:p>
          </table:table-cell>
          <table:table-cell office:value-type="float" office:value="-23.25">
            <text:p>-23.25</text:p>
          </table:table-cell>
          <table:table-cell office:value-type="float" office:value="258.25">
            <text:p>258.25</text:p>
          </table:table-cell>
          <table:table-cell office:value-type="float" office:value="443.125">
            <text:p>443.125</text:p>
          </table:table-cell>
          <table:table-cell office:value-type="float" office:value="-0.00284403669724771">
            <text:p>-0.0028440367</text:p>
          </table:table-cell>
          <table:table-cell office:value-type="float" office:value="0.0230251426533524">
            <text:p>0.0230251427</text:p>
          </table:table-cell>
          <table:table-cell office:value-type="float" office:value="0.0236472063610652">
            <text:p>0.0236472064</text:p>
          </table:table-cell>
          <table:table-cell office:value-type="float" office:value="0.990061725107314">
            <text:p>0.9900617251</text:p>
          </table:table-cell>
          <table:table-cell office:value-type="float" office:value="1.08162710738738">
            <text:p>1.0816271074</text:p>
          </table:table-cell>
          <table:table-cell office:value-type="float" office:value="1.08386123538635">
            <text:p>1.0838612354</text:p>
          </table:table-cell>
          <table:table-cell office:value-type="float" office:value="0">
            <text:p>0</text:p>
          </table:table-cell>
          <table:table-cell office:value-type="float" office:value="30.4491842627321">
            <text:p>30.4491842627</text:p>
          </table:table-cell>
          <table:table-cell office:value-type="float" office:value="29.657234907012">
            <text:p>29.65723490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25">
            <text:p>8825</text:p>
          </table:table-cell>
          <table:table-cell office:value-type="float" office:value="12480">
            <text:p>12480</text:p>
          </table:table-cell>
          <table:table-cell office:value-type="float" office:value="21470">
            <text:p>21470</text:p>
          </table:table-cell>
          <table:table-cell office:value-type="float" office:value="285.75">
            <text:p>285.75</text:p>
          </table:table-cell>
          <table:table-cell office:value-type="float" office:value="400.75">
            <text:p>400.75</text:p>
          </table:table-cell>
          <table:table-cell office:value-type="float" office:value="649.75">
            <text:p>649.75</text:p>
          </table:table-cell>
          <table:table-cell office:value-type="float" office:value="0.0323796033994334">
            <text:p>0.0323796034</text:p>
          </table:table-cell>
          <table:table-cell office:value-type="float" office:value="0.0321113782051282">
            <text:p>0.0321113782</text:p>
          </table:table-cell>
          <table:table-cell office:value-type="float" office:value="0.0302631578947368">
            <text:p>0.0302631579</text:p>
          </table:table-cell>
          <table:table-cell office:value-type="float" office:value="1.11538355178197">
            <text:p>1.1153835518</text:p>
          </table:table-cell>
          <table:table-cell office:value-type="float" office:value="1.114410859314">
            <text:p>1.1144108593</text:p>
          </table:table-cell>
          <table:table-cell office:value-type="float" office:value="1.10771613573407">
            <text:p>1.1077161357</text:p>
          </table:table-cell>
          <table:table-cell office:value-type="float" office:value="21.751640620216">
            <text:p>21.7516406202</text:p>
          </table:table-cell>
          <table:table-cell office:value-type="float" office:value="21.9304667633869">
            <text:p>21.9304667634</text:p>
          </table:table-cell>
          <table:table-cell office:value-type="float" office:value="23.2488452688634">
            <text:p>23.248845268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675">
            <text:p>8675</text:p>
          </table:table-cell>
          <table:table-cell office:value-type="float" office:value="13322">
            <text:p>13322</text:p>
          </table:table-cell>
          <table:table-cell office:value-type="float" office:value="19833">
            <text:p>19833</text:p>
          </table:table-cell>
          <table:table-cell office:value-type="float" office:value="94.25">
            <text:p>94.25</text:p>
          </table:table-cell>
          <table:table-cell office:value-type="float" office:value="132.5">
            <text:p>132.5</text:p>
          </table:table-cell>
          <table:table-cell office:value-type="float" office:value="772.625">
            <text:p>772.625</text:p>
          </table:table-cell>
          <table:table-cell office:value-type="float" office:value="0.010864553314121">
            <text:p>0.0108645533</text:p>
          </table:table-cell>
          <table:table-cell office:value-type="float" office:value="0.00994595406095181">
            <text:p>0.0099459541</text:p>
          </table:table-cell>
          <table:table-cell office:value-type="float" office:value="0.0389565370846569">
            <text:p>0.0389565371</text:p>
          </table:table-cell>
          <table:table-cell office:value-type="float" office:value="1.03825729209611">
            <text:p>1.0382572921</text:p>
          </table:table-cell>
          <table:table-cell office:value-type="float" office:value="1.03500472633761">
            <text:p>1.0350047263</text:p>
          </table:table-cell>
          <table:table-cell office:value-type="float" office:value="1.13932239888829">
            <text:p>1.1393223989</text:p>
          </table:table-cell>
          <table:table-cell table:number-columns-repeated="2" office:value-type="float" office:value="0">
            <text:p>0</text:p>
          </table:table-cell>
          <table:table-cell office:value-type="float" office:value="18.1371997140354">
            <text:p>18.1371997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8724">
            <text:p>8724</text:p>
          </table:table-cell>
          <table:table-cell office:value-type="float" office:value="12222">
            <text:p>12222</text:p>
          </table:table-cell>
          <table:table-cell office:value-type="float" office:value="19143">
            <text:p>19143</text:p>
          </table:table-cell>
          <table:table-cell office:value-type="float" office:value="63.125">
            <text:p>63.125</text:p>
          </table:table-cell>
          <table:table-cell office:value-type="float" office:value="130.75">
            <text:p>130.75</text:p>
          </table:table-cell>
          <table:table-cell office:value-type="float" office:value="1033.5">
            <text:p>1033.5</text:p>
          </table:table-cell>
          <table:table-cell office:value-type="float" office:value="0.00723578633654287">
            <text:p>0.0072357863</text:p>
          </table:table-cell>
          <table:table-cell office:value-type="float" office:value="0.010697921780396">
            <text:p>0.0106979218</text:p>
          </table:table-cell>
          <table:table-cell office:value-type="float" office:value="0.0539884030716189">
            <text:p>0.0539884031</text:p>
          </table:table-cell>
          <table:table-cell office:value-type="float" office:value="1.02542787112156">
            <text:p>1.0254278711</text:p>
          </table:table-cell>
          <table:table-cell office:value-type="float" office:value="1.03766703947101">
            <text:p>1.0376670395</text:p>
          </table:table-cell>
          <table:table-cell office:value-type="float" office:value="1.19467231617646">
            <text:p>1.1946723162</text:p>
          </table:table-cell>
          <table:table-cell table:number-columns-repeated="2" office:value-type="float" office:value="0">
            <text:p>0</text:p>
          </table:table-cell>
          <table:table-cell office:value-type="float" office:value="13.1823526436059">
            <text:p>13.182352643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8416">
            <text:p>8416</text:p>
          </table:table-cell>
          <table:table-cell office:value-type="float" office:value="13766">
            <text:p>13766</text:p>
          </table:table-cell>
          <table:table-cell office:value-type="float" office:value="20024">
            <text:p>20024</text:p>
          </table:table-cell>
          <table:table-cell office:value-type="float" office:value="179.25">
            <text:p>179.25</text:p>
          </table:table-cell>
          <table:table-cell office:value-type="float" office:value="386">
            <text:p>386</text:p>
          </table:table-cell>
          <table:table-cell office:value-type="float" office:value="970.75">
            <text:p>970.75</text:p>
          </table:table-cell>
          <table:table-cell office:value-type="float" office:value="0.021298716730038">
            <text:p>0.0212987167</text:p>
          </table:table-cell>
          <table:table-cell office:value-type="float" office:value="0.0280400987941305">
            <text:p>0.0280400988</text:p>
          </table:table-cell>
          <table:table-cell office:value-type="float" office:value="0.0484793248102277">
            <text:p>0.0484793248</text:p>
          </table:table-cell>
          <table:table-cell office:value-type="float" office:value="1.07543463381045">
            <text:p>1.0754346338</text:p>
          </table:table-cell>
          <table:table-cell office:value-type="float" office:value="1.09968139017461">
            <text:p>1.0996813902</text:p>
          </table:table-cell>
          <table:table-cell office:value-type="float" office:value="1.17428411690655">
            <text:p>1.1742841169</text:p>
          </table:table-cell>
          <table:table-cell office:value-type="float" office:value="32.8894381054529">
            <text:p>32.8894381055</text:p>
          </table:table-cell>
          <table:table-cell office:value-type="float" office:value="25.0648313921681">
            <text:p>25.0648313922</text:p>
          </table:table-cell>
          <table:table-cell office:value-type="float" office:value="14.6416286635532">
            <text:p>14.641628663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484">
            <text:p>8484</text:p>
          </table:table-cell>
          <table:table-cell office:value-type="float" office:value="14481">
            <text:p>14481</text:p>
          </table:table-cell>
          <table:table-cell office:value-type="float" office:value="20671">
            <text:p>20671</text:p>
          </table:table-cell>
          <table:table-cell office:value-type="float" office:value="273.25">
            <text:p>273.25</text:p>
          </table:table-cell>
          <table:table-cell office:value-type="float" office:value="352.75">
            <text:p>352.75</text:p>
          </table:table-cell>
          <table:table-cell office:value-type="float" office:value="618.625">
            <text:p>618.625</text:p>
          </table:table-cell>
          <table:table-cell office:value-type="float" office:value="0.0322076850542197">
            <text:p>0.0322076851</text:p>
          </table:table-cell>
          <table:table-cell office:value-type="float" office:value="0.0243595055590084">
            <text:p>0.0243595056</text:p>
          </table:table-cell>
          <table:table-cell office:value-type="float" office:value="0.0299271926854047">
            <text:p>0.0299271927</text:p>
          </table:table-cell>
          <table:table-cell office:value-type="float" office:value="1.11476007424381">
            <text:p>1.1147600742</text:p>
          </table:table-cell>
          <table:table-cell office:value-type="float" office:value="1.08642130505824">
            <text:p>1.0864213051</text:p>
          </table:table-cell>
          <table:table-cell office:value-type="float" office:value="1.10650062264849">
            <text:p>1.1065006226</text:p>
          </table:table-cell>
          <table:table-cell office:value-type="float" office:value="21.8659161402176">
            <text:p>21.8659161402</text:p>
          </table:table-cell>
          <table:table-cell office:value-type="float" office:value="28.8000787208865">
            <text:p>28.8000787209</text:p>
          </table:table-cell>
          <table:table-cell office:value-type="float" office:value="23.5059862886651">
            <text:p>23.505986288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208">
            <text:p>8208</text:p>
          </table:table-cell>
          <table:table-cell office:value-type="float" office:value="14047">
            <text:p>14047</text:p>
          </table:table-cell>
          <table:table-cell office:value-type="float" office:value="22467">
            <text:p>2246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695.875">
            <text:p>695.875</text:p>
          </table:table-cell>
          <table:table-cell office:value-type="float" office:value="0.00365497076023392">
            <text:p>0.0036549708</text:p>
          </table:table-cell>
          <table:table-cell office:value-type="float" office:value="0.00377304762582758">
            <text:p>0.0037730476</text:p>
          </table:table-cell>
          <table:table-cell office:value-type="float" office:value="0.0309732051453243">
            <text:p>0.0309732051</text:p>
          </table:table-cell>
          <table:table-cell office:value-type="float" office:value="1.01281858093088">
            <text:p>1.0128185809</text:p>
          </table:table-cell>
          <table:table-cell office:value-type="float" office:value="1.01323356903163">
            <text:p>1.013233569</text:p>
          </table:table-cell>
          <table:table-cell office:value-type="float" office:value="1.1102865233051">
            <text:p>1.1102865233</text:p>
          </table:table-cell>
          <table:table-cell table:number-columns-repeated="2" office:value-type="float" office:value="0">
            <text:p>0</text:p>
          </table:table-cell>
          <table:table-cell office:value-type="float" office:value="22.7237413837217">
            <text:p>22.723741383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448">
            <text:p>8448</text:p>
          </table:table-cell>
          <table:table-cell office:value-type="float" office:value="14445">
            <text:p>14445</text:p>
          </table:table-cell>
          <table:table-cell office:value-type="float" office:value="25574">
            <text:p>25574</text:p>
          </table:table-cell>
          <table:table-cell office:value-type="float" office:value="114.625">
            <text:p>114.625</text:p>
          </table:table-cell>
          <table:table-cell office:value-type="float" office:value="526">
            <text:p>526</text:p>
          </table:table-cell>
          <table:table-cell office:value-type="float" office:value="775.5">
            <text:p>775.5</text:p>
          </table:table-cell>
          <table:table-cell office:value-type="float" office:value="0.0135683001893939">
            <text:p>0.0135683002</text:p>
          </table:table-cell>
          <table:table-cell office:value-type="float" office:value="0.0364139840775355">
            <text:p>0.0364139841</text:p>
          </table:table-cell>
          <table:table-cell office:value-type="float" office:value="0.030323766325174">
            <text:p>0.0303237663</text:p>
          </table:table-cell>
          <table:table-cell office:value-type="float" office:value="1.04784988425214">
            <text:p>1.0478498843</text:p>
          </table:table-cell>
          <table:table-cell office:value-type="float" office:value="1.13004786161472">
            <text:p>1.1300478616</text:p>
          </table:table-cell>
          <table:table-cell office:value-type="float" office:value="1.10793546251423">
            <text:p>1.1079354625</text:p>
          </table:table-cell>
          <table:table-cell office:value-type="float" office:value="0">
            <text:p>0</text:p>
          </table:table-cell>
          <table:table-cell office:value-type="float" office:value="19.3796997301784">
            <text:p>19.3796997302</text:p>
          </table:table-cell>
          <table:table-cell office:value-type="float" office:value="23.203063417971">
            <text:p>23.203063418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48">
            <text:p>10048</text:p>
          </table:table-cell>
          <table:table-cell office:value-type="float" office:value="15762">
            <text:p>15762</text:p>
          </table:table-cell>
          <table:table-cell office:value-type="float" office:value="27304">
            <text:p>27304</text:p>
          </table:table-cell>
          <table:table-cell office:value-type="float" office:value="288">
            <text:p>288</text:p>
          </table:table-cell>
          <table:table-cell office:value-type="float" office:value="483.75">
            <text:p>483.75</text:p>
          </table:table-cell>
          <table:table-cell office:value-type="float" office:value="878.625">
            <text:p>878.625</text:p>
          </table:table-cell>
          <table:table-cell office:value-type="float" office:value="0.0286624203821656">
            <text:p>0.0286624204</text:p>
          </table:table-cell>
          <table:table-cell office:value-type="float" office:value="0.0306909021697754">
            <text:p>0.0306909022</text:p>
          </table:table-cell>
          <table:table-cell office:value-type="float" office:value="0.0321793510108409">
            <text:p>0.032179351</text:p>
          </table:table-cell>
          <table:table-cell office:value-type="float" office:value="1.10192867864822">
            <text:p>1.1019286786</text:p>
          </table:table-cell>
          <table:table-cell office:value-type="float" office:value="1.10926434328716">
            <text:p>1.1092643433</text:p>
          </table:table-cell>
          <table:table-cell office:value-type="float" office:value="1.11465732937564">
            <text:p>1.1146573294</text:p>
          </table:table-cell>
          <table:table-cell office:value-type="float" office:value="24.528076254876">
            <text:p>24.5280762549</text:p>
          </table:table-cell>
          <table:table-cell office:value-type="float" office:value="22.9296044723365">
            <text:p>22.9296044723</text:p>
          </table:table-cell>
          <table:table-cell office:value-type="float" office:value="21.8848672025392">
            <text:p>21.884867202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162">
            <text:p>11162</text:p>
          </table:table-cell>
          <table:table-cell office:value-type="float" office:value="15488">
            <text:p>15488</text:p>
          </table:table-cell>
          <table:table-cell office:value-type="float" office:value="27317">
            <text:p>27317</text:p>
          </table:table-cell>
          <table:table-cell office:value-type="float" office:value="392.375">
            <text:p>392.375</text:p>
          </table:table-cell>
          <table:table-cell office:value-type="float" office:value="554.125">
            <text:p>554.125</text:p>
          </table:table-cell>
          <table:table-cell office:value-type="float" office:value="1073.5">
            <text:p>1073.5</text:p>
          </table:table-cell>
          <table:table-cell office:value-type="float" office:value="0.0351527504031536">
            <text:p>0.0351527504</text:p>
          </table:table-cell>
          <table:table-cell office:value-type="float" office:value="0.0357776988636364">
            <text:p>0.0357776989</text:p>
          </table:table-cell>
          <table:table-cell office:value-type="float" office:value="0.039297873119303">
            <text:p>0.0392978731</text:p>
          </table:table-cell>
          <table:table-cell office:value-type="float" office:value="1.12545662949841">
            <text:p>1.1254566295</text:p>
          </table:table-cell>
          <table:table-cell office:value-type="float" office:value="1.12773083174524">
            <text:p>1.1277308317</text:p>
          </table:table-cell>
          <table:table-cell office:value-type="float" office:value="1.14056942866769">
            <text:p>1.1405694287</text:p>
          </table:table-cell>
          <table:table-cell office:value-type="float" office:value="20.0627272958916">
            <text:p>20.0627272959</text:p>
          </table:table-cell>
          <table:table-cell office:value-type="float" office:value="19.7182648333875">
            <text:p>19.7182648334</text:p>
          </table:table-cell>
          <table:table-cell office:value-type="float" office:value="17.9826345848734">
            <text:p>17.9826345849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0867">
            <text:p>10867</text:p>
          </table:table-cell>
          <table:table-cell office:value-type="float" office:value="15625">
            <text:p>15625</text:p>
          </table:table-cell>
          <table:table-cell office:value-type="float" office:value="25465">
            <text:p>25465</text:p>
          </table:table-cell>
          <table:table-cell office:value-type="float" office:value="416.75">
            <text:p>416.75</text:p>
          </table:table-cell>
          <table:table-cell office:value-type="float" office:value="528.25">
            <text:p>528.25</text:p>
          </table:table-cell>
          <table:table-cell office:value-type="float" office:value="954">
            <text:p>954</text:p>
          </table:table-cell>
          <table:table-cell office:value-type="float" office:value="0.0383500506119444">
            <text:p>0.0383500506</text:p>
          </table:table-cell>
          <table:table-cell office:value-type="float" office:value="0.033808">
            <text:p>0.033808</text:p>
          </table:table-cell>
          <table:table-cell office:value-type="float" office:value="0.0374631847634007">
            <text:p>0.0374631848</text:p>
          </table:table-cell>
          <table:table-cell office:value-type="float" office:value="1.13710780085041">
            <text:p>1.1371078009</text:p>
          </table:table-cell>
          <table:table-cell office:value-type="float" office:value="1.12056824249344">
            <text:p>1.1205682425</text:p>
          </table:table-cell>
          <table:table-cell office:value-type="float" office:value="1.13387198748863">
            <text:p>1.1338719875</text:p>
          </table:table-cell>
          <table:table-cell office:value-type="float" office:value="18.4186180194919">
            <text:p>18.4186180195</text:p>
          </table:table-cell>
          <table:table-cell office:value-type="float" office:value="20.8471134649179">
            <text:p>20.8471134649</text:p>
          </table:table-cell>
          <table:table-cell office:value-type="float" office:value="18.8465382786273">
            <text:p>18.846538278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373">
            <text:p>10373</text:p>
          </table:table-cell>
          <table:table-cell office:value-type="float" office:value="17492">
            <text:p>17492</text:p>
          </table:table-cell>
          <table:table-cell office:value-type="float" office:value="25713">
            <text:p>25713</text:p>
          </table:table-cell>
          <table:table-cell office:value-type="float" office:value="650.625">
            <text:p>650.625</text:p>
          </table:table-cell>
          <table:table-cell office:value-type="float" office:value="622.25">
            <text:p>622.25</text:p>
          </table:table-cell>
          <table:table-cell office:value-type="float" office:value="791">
            <text:p>791</text:p>
          </table:table-cell>
          <table:table-cell office:value-type="float" office:value="0.0627229345415984">
            <text:p>0.0627229345</text:p>
          </table:table-cell>
          <table:table-cell office:value-type="float" office:value="0.0355734049851361">
            <text:p>0.035573405</text:p>
          </table:table-cell>
          <table:table-cell office:value-type="float" office:value="0.0307626492435733">
            <text:p>0.0307626492</text:p>
          </table:table-cell>
          <table:table-cell office:value-type="float" office:value="1.22724123726991">
            <text:p>1.2272412373</text:p>
          </table:table-cell>
          <table:table-cell office:value-type="float" office:value="1.12698723304676">
            <text:p>1.126987233</text:p>
          </table:table-cell>
          <table:table-cell office:value-type="float" office:value="1.10952409990593">
            <text:p>1.1095240999</text:p>
          </table:table-cell>
          <table:table-cell office:value-type="float" office:value="11.3939965938439">
            <text:p>11.3939965938</text:p>
          </table:table-cell>
          <table:table-cell office:value-type="float" office:value="19.829537230427">
            <text:p>19.8295372304</text:p>
          </table:table-cell>
          <table:table-cell office:value-type="float" office:value="22.8769264558926">
            <text:p>22.876926455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230">
            <text:p>18230</text:p>
          </table:table-cell>
          <table:table-cell office:value-type="float" office:value="27422">
            <text:p>27422</text:p>
          </table:table-cell>
          <table:table-cell office:value-type="float" office:value="578.375">
            <text:p>578.375</text:p>
          </table:table-cell>
          <table:table-cell office:value-type="float" office:value="893.125">
            <text:p>893.125</text:p>
          </table:table-cell>
          <table:table-cell office:value-type="float" office:value="565.375">
            <text:p>565.375</text:p>
          </table:table-cell>
          <table:table-cell office:value-type="float" office:value="0.0539528917910448">
            <text:p>0.0539528918</text:p>
          </table:table-cell>
          <table:table-cell office:value-type="float" office:value="0.0489920460778936">
            <text:p>0.0489920461</text:p>
          </table:table-cell>
          <table:table-cell office:value-type="float" office:value="0.0206175698344395">
            <text:p>0.0206175698</text:p>
          </table:table-cell>
          <table:table-cell office:value-type="float" office:value="1.19454051375258">
            <text:p>1.1945405138</text:p>
          </table:table-cell>
          <table:table-cell office:value-type="float" office:value="1.17617659360727">
            <text:p>1.1761765936</text:p>
          </table:table-cell>
          <table:table-cell office:value-type="float" office:value="1.07299465942486">
            <text:p>1.0729946594</text:p>
          </table:table-cell>
          <table:table-cell office:value-type="float" office:value="13.1908049762656">
            <text:p>13.1908049763</text:p>
          </table:table-cell>
          <table:table-cell office:value-type="float" office:value="14.4919683676622">
            <text:p>14.4919683677</text:p>
          </table:table-cell>
          <table:table-cell office:value-type="float" office:value="33.9646421678545">
            <text:p>33.964642167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11087">
            <text:p>11087</text:p>
          </table:table-cell>
          <table:table-cell office:value-type="float" office:value="18581">
            <text:p>18581</text:p>
          </table:table-cell>
          <table:table-cell office:value-type="float" office:value="28475">
            <text:p>28475</text:p>
          </table:table-cell>
          <table:table-cell office:value-type="float" office:value="368.5">
            <text:p>368.5</text:p>
          </table:table-cell>
          <table:table-cell office:value-type="float" office:value="532.875">
            <text:p>532.875</text:p>
          </table:table-cell>
          <table:table-cell office:value-type="float" office:value="317.625">
            <text:p>317.625</text:p>
          </table:table-cell>
          <table:table-cell office:value-type="float" office:value="0.0332371245602958">
            <text:p>0.0332371246</text:p>
          </table:table-cell>
          <table:table-cell office:value-type="float" office:value="0.0286784887788601">
            <text:p>0.0286784888</text:p>
          </table:table-cell>
          <table:table-cell office:value-type="float" office:value="0.0111545215100966">
            <text:p>0.0111545215</text:p>
          </table:table-cell>
          <table:table-cell office:value-type="float" office:value="1.11849516060115">
            <text:p>1.1184951606</text:p>
          </table:table-cell>
          <table:table-cell office:value-type="float" office:value="1.10198672393454">
            <text:p>1.1019867239</text:p>
          </table:table-cell>
          <table:table-cell office:value-type="float" office:value="1.03928469505157">
            <text:p>1.0392846951</text:p>
          </table:table-cell>
          <table:table-cell office:value-type="float" office:value="21.1992922899354">
            <text:p>21.1992922899</text:p>
          </table:table-cell>
          <table:table-cell office:value-type="float" office:value="24.5145256775115">
            <text:p>24.5145256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086">
            <text:p>12086</text:p>
          </table:table-cell>
          <table:table-cell office:value-type="float" office:value="18335">
            <text:p>18335</text:p>
          </table:table-cell>
          <table:table-cell office:value-type="float" office:value="29479">
            <text:p>29479</text:p>
          </table:table-cell>
          <table:table-cell office:value-type="float" office:value="375">
            <text:p>375</text:p>
          </table:table-cell>
          <table:table-cell office:value-type="float" office:value="686">
            <text:p>686</text:p>
          </table:table-cell>
          <table:table-cell office:value-type="float" office:value="464.375">
            <text:p>464.375</text:p>
          </table:table-cell>
          <table:table-cell office:value-type="float" office:value="0.0310276352804898">
            <text:p>0.0310276353</text:p>
          </table:table-cell>
          <table:table-cell office:value-type="float" office:value="0.0374147804745023">
            <text:p>0.0374147805</text:p>
          </table:table-cell>
          <table:table-cell office:value-type="float" office:value="0.0157527392381017">
            <text:p>0.0157527392</text:p>
          </table:table-cell>
          <table:table-cell office:value-type="float" office:value="1.11048364321787">
            <text:p>1.1104836432</text:p>
          </table:table-cell>
          <table:table-cell office:value-type="float" office:value="1.13369546862475">
            <text:p>1.1336954686</text:p>
          </table:table-cell>
          <table:table-cell office:value-type="float" office:value="1.05562095896862">
            <text:p>1.055620959</text:p>
          </table:table-cell>
          <table:table-cell office:value-type="float" office:value="22.6844801647793">
            <text:p>22.6844801648</text:p>
          </table:table-cell>
          <table:table-cell office:value-type="float" office:value="18.8704775154686">
            <text:p>18.8704775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374">
            <text:p>374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605">
            <text:p>13605</text:p>
          </table:table-cell>
          <table:table-cell office:value-type="float" office:value="18802">
            <text:p>18802</text:p>
          </table:table-cell>
          <table:table-cell office:value-type="float" office:value="31379">
            <text:p>31379</text:p>
          </table:table-cell>
          <table:table-cell office:value-type="float" office:value="457.375">
            <text:p>457.375</text:p>
          </table:table-cell>
          <table:table-cell office:value-type="float" office:value="459.75">
            <text:p>459.75</text:p>
          </table:table-cell>
          <table:table-cell office:value-type="float" office:value="697.5">
            <text:p>697.5</text:p>
          </table:table-cell>
          <table:table-cell office:value-type="float" office:value="0.0336181550900404">
            <text:p>0.0336181551</text:p>
          </table:table-cell>
          <table:table-cell office:value-type="float" office:value="0.0244521859376662">
            <text:p>0.0244521859</text:p>
          </table:table-cell>
          <table:table-cell office:value-type="float" office:value="0.0222282418177762">
            <text:p>0.0222282418</text:p>
          </table:table-cell>
          <table:table-cell office:value-type="float" office:value="1.11987869630439">
            <text:p>1.1198786963</text:p>
          </table:table-cell>
          <table:table-cell office:value-type="float" office:value="1.08675455320021">
            <text:p>1.0867545532</text:p>
          </table:table-cell>
          <table:table-cell office:value-type="float" office:value="1.07876727204146">
            <text:p>1.078767272</text:p>
          </table:table-cell>
          <table:table-cell office:value-type="float" office:value="20.9629034106856">
            <text:p>20.9629034107</text:p>
          </table:table-cell>
          <table:table-cell office:value-type="float" office:value="28.6922217685617">
            <text:p>28.6922217686</text:p>
          </table:table-cell>
          <table:table-cell office:value-type="float" office:value="31.5284798792376">
            <text:p>31.528479879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520">
            <text:p>19520</text:p>
          </table:table-cell>
          <table:table-cell office:value-type="float" office:value="31588">
            <text:p>31588</text:p>
          </table:table-cell>
          <table:table-cell office:value-type="float" office:value="511.875">
            <text:p>511.875</text:p>
          </table:table-cell>
          <table:table-cell office:value-type="float" office:value="490.5">
            <text:p>490.5</text:p>
          </table:table-cell>
          <table:table-cell office:value-type="float" office:value="747.75">
            <text:p>747.75</text:p>
          </table:table-cell>
          <table:table-cell office:value-type="float" office:value="0.0348807495741056">
            <text:p>0.0348807496</text:p>
          </table:table-cell>
          <table:table-cell office:value-type="float" office:value="0.0251280737704918">
            <text:p>0.0251280738</text:p>
          </table:table-cell>
          <table:table-cell office:value-type="float" office:value="0.0236719640369761">
            <text:p>0.023671964</text:p>
          </table:table-cell>
          <table:table-cell office:value-type="float" office:value="1.12446729022344">
            <text:p>1.1244672902</text:p>
          </table:table-cell>
          <table:table-cell office:value-type="float" office:value="1.0891858415759">
            <text:p>1.0891858416</text:p>
          </table:table-cell>
          <table:table-cell office:value-type="float" office:value="1.0839501834169">
            <text:p>1.0839501834</text:p>
          </table:table-cell>
          <table:table-cell office:value-type="float" office:value="20.2165050235366">
            <text:p>20.2165050235</text:p>
          </table:table-cell>
          <table:table-cell office:value-type="float" office:value="27.9297128993144">
            <text:p>27.9297128993</text:p>
          </table:table-cell>
          <table:table-cell office:value-type="float" office:value="29.6265771067367">
            <text:p>29.626577106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502">
            <text:p>20502</text:p>
          </table:table-cell>
          <table:table-cell office:value-type="float" office:value="29858">
            <text:p>29858</text:p>
          </table:table-cell>
          <table:table-cell office:value-type="float" office:value="536.375">
            <text:p>536.375</text:p>
          </table:table-cell>
          <table:table-cell office:value-type="float" office:value="370.375">
            <text:p>370.375</text:p>
          </table:table-cell>
          <table:table-cell office:value-type="float" office:value="911.875">
            <text:p>911.875</text:p>
          </table:table-cell>
          <table:table-cell office:value-type="float" office:value="0.0371579494284725">
            <text:p>0.0371579494</text:p>
          </table:table-cell>
          <table:table-cell office:value-type="float" office:value="0.018065310701395">
            <text:p>0.0180653107</text:p>
          </table:table-cell>
          <table:table-cell office:value-type="float" office:value="0.0305403911849421">
            <text:p>0.0305403912</text:p>
          </table:table-cell>
          <table:table-cell office:value-type="float" office:value="1.13275902088288">
            <text:p>1.1327590209</text:p>
          </table:table-cell>
          <table:table-cell office:value-type="float" office:value="1.06386824413833">
            <text:p>1.0638682441</text:p>
          </table:table-cell>
          <table:table-cell office:value-type="float" office:value="1.10871949151501">
            <text:p>1.1087194915</text:p>
          </table:table-cell>
          <table:table-cell office:value-type="float" office:value="18.9985413617629">
            <text:p>18.9985413618</text:p>
          </table:table-cell>
          <table:table-cell office:value-type="float" office:value="0">
            <text:p>0</text:p>
          </table:table-cell>
          <table:table-cell office:value-type="float" office:value="23.0409165579702">
            <text:p>23.04091655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3752">
            <text:p>13752</text:p>
          </table:table-cell>
          <table:table-cell office:value-type="float" office:value="20450">
            <text:p>20450</text:p>
          </table:table-cell>
          <table:table-cell office:value-type="float" office:value="29269">
            <text:p>29269</text:p>
          </table:table-cell>
          <table:table-cell office:value-type="float" office:value="451.625">
            <text:p>451.625</text:p>
          </table:table-cell>
          <table:table-cell office:value-type="float" office:value="225.75">
            <text:p>225.75</text:p>
          </table:table-cell>
          <table:table-cell office:value-type="float" office:value="397">
            <text:p>397</text:p>
          </table:table-cell>
          <table:table-cell office:value-type="float" office:value="0.0328406777196044">
            <text:p>0.0328406777</text:p>
          </table:table-cell>
          <table:table-cell office:value-type="float" office:value="0.011039119804401">
            <text:p>0.0110391198</text:p>
          </table:table-cell>
          <table:table-cell office:value-type="float" office:value="0.0135638388738939">
            <text:p>0.0135638389</text:p>
          </table:table-cell>
          <table:table-cell office:value-type="float" office:value="1.11705625184026">
            <text:p>1.1170562518</text:p>
          </table:table-cell>
          <table:table-cell office:value-type="float" office:value="1.03887576916087">
            <text:p>1.0388757692</text:p>
          </table:table-cell>
          <table:table-cell office:value-type="float" office:value="1.04783403239962">
            <text:p>1.0478340324</text:p>
          </table:table-cell>
          <table:table-cell office:value-type="float" office:value="21.4510675790944">
            <text:p>21.45106757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494">
            <text:p>22494</text:p>
          </table:table-cell>
          <table:table-cell office:value-type="float" office:value="31404">
            <text:p>31404</text:p>
          </table:table-cell>
          <table:table-cell office:value-type="float" office:value="411.5">
            <text:p>411.5</text:p>
          </table:table-cell>
          <table:table-cell office:value-type="float" office:value="523.5">
            <text:p>523.5</text:p>
          </table:table-cell>
          <table:table-cell office:value-type="float" office:value="1259.625">
            <text:p>1259.625</text:p>
          </table:table-cell>
          <table:table-cell office:value-type="float" office:value="0.0293383715956082">
            <text:p>0.0293383716</text:p>
          </table:table-cell>
          <table:table-cell office:value-type="float" office:value="0.023272872766071">
            <text:p>0.0232728728</text:p>
          </table:table-cell>
          <table:table-cell office:value-type="float" office:value="0.0401103362628964">
            <text:p>0.0401103363</text:p>
          </table:table-cell>
          <table:table-cell office:value-type="float" office:value="1.10437135107848">
            <text:p>1.1043713511</text:p>
          </table:table-cell>
          <table:table-cell office:value-type="float" office:value="1.08251664283055">
            <text:p>1.0825166428</text:p>
          </table:table-cell>
          <table:table-cell office:value-type="float" office:value="1.14353950150738">
            <text:p>1.1435395015</text:p>
          </table:table-cell>
          <table:table-cell office:value-type="float" office:value="23.9708628954352">
            <text:p>23.9708628954</text:p>
          </table:table-cell>
          <table:table-cell office:value-type="float" office:value="30.1287264306764">
            <text:p>30.1287264307</text:p>
          </table:table-cell>
          <table:table-cell office:value-type="float" office:value="17.6253135021959">
            <text:p>17.625313502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51">
            <text:p>651</text:p>
          </table:table-cell>
          <table:table-cell office:value-type="float" office:value="14772">
            <text:p>14772</text:p>
          </table:table-cell>
          <table:table-cell office:value-type="float" office:value="22706">
            <text:p>22706</text:p>
          </table:table-cell>
          <table:table-cell office:value-type="float" office:value="33404">
            <text:p>33404</text:p>
          </table:table-cell>
          <table:table-cell office:value-type="float" office:value="268.5">
            <text:p>268.5</text:p>
          </table:table-cell>
          <table:table-cell office:value-type="float" office:value="474.75">
            <text:p>474.75</text:p>
          </table:table-cell>
          <table:table-cell office:value-type="float" office:value="1229.25">
            <text:p>1229.25</text:p>
          </table:table-cell>
          <table:table-cell office:value-type="float" office:value="0.0181762794476036">
            <text:p>0.0181762794</text:p>
          </table:table-cell>
          <table:table-cell office:value-type="float" office:value="0.0209085704219149">
            <text:p>0.0209085704</text:p>
          </table:table-cell>
          <table:table-cell office:value-type="float" office:value="0.0367994850916058">
            <text:p>0.0367994851</text:p>
          </table:table-cell>
          <table:table-cell office:value-type="float" office:value="1.06426451725034">
            <text:p>1.0642645173</text:p>
          </table:table-cell>
          <table:table-cell office:value-type="float" office:value="1.0740368463782">
            <text:p>1.0740368464</text:p>
          </table:table-cell>
          <table:table-cell office:value-type="float" office:value="1.13145243394251">
            <text:p>1.1314524339</text:p>
          </table:table-cell>
          <table:table-cell office:value-type="float" office:value="0">
            <text:p>0</text:p>
          </table:table-cell>
          <table:table-cell office:value-type="float" office:value="33.4967208880817">
            <text:p>33.4967208881</text:p>
          </table:table-cell>
          <table:table-cell office:value-type="float" office:value="19.1802709538112">
            <text:p>19.180270953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410">
            <text:p>21410</text:p>
          </table:table-cell>
          <table:table-cell office:value-type="float" office:value="35770">
            <text:p>35770</text:p>
          </table:table-cell>
          <table:table-cell office:value-type="float" office:value="182.625">
            <text:p>182.625</text:p>
          </table:table-cell>
          <table:table-cell office:value-type="float" office:value="594.5">
            <text:p>594.5</text:p>
          </table:table-cell>
          <table:table-cell office:value-type="float" office:value="1677">
            <text:p>1677</text:p>
          </table:table-cell>
          <table:table-cell office:value-type="float" office:value="0.0118626177330302">
            <text:p>0.0118626177</text:p>
          </table:table-cell>
          <table:table-cell office:value-type="float" office:value="0.027767398411957">
            <text:p>0.0277673984</text:p>
          </table:table-cell>
          <table:table-cell office:value-type="float" office:value="0.0468828627341348">
            <text:p>0.0468828627</text:p>
          </table:table-cell>
          <table:table-cell office:value-type="float" office:value="1.04179497659659">
            <text:p>1.0417949766</text:p>
          </table:table-cell>
          <table:table-cell office:value-type="float" office:value="1.0986971101344">
            <text:p>1.0986971101</text:p>
          </table:table-cell>
          <table:table-cell office:value-type="float" office:value="1.16839810509304">
            <text:p>1.1683981051</text:p>
          </table:table-cell>
          <table:table-cell office:value-type="float" office:value="0">
            <text:p>0</text:p>
          </table:table-cell>
          <table:table-cell office:value-type="float" office:value="25.3076175309053">
            <text:p>25.3076175309</text:p>
          </table:table-cell>
          <table:table-cell office:value-type="float" office:value="15.128587084285">
            <text:p>15.128587084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15765">
            <text:p>15765</text:p>
          </table:table-cell>
          <table:table-cell office:value-type="float" office:value="22730">
            <text:p>22730</text:p>
          </table:table-cell>
          <table:table-cell office:value-type="float" office:value="39569">
            <text:p>39569</text:p>
          </table:table-cell>
          <table:table-cell office:value-type="float" office:value="239.625">
            <text:p>239.625</text:p>
          </table:table-cell>
          <table:table-cell office:value-type="float" office:value="1128.125">
            <text:p>1128.125</text:p>
          </table:table-cell>
          <table:table-cell office:value-type="float" office:value="2042.625">
            <text:p>2042.625</text:p>
          </table:table-cell>
          <table:table-cell office:value-type="float" office:value="0.0151998097050428">
            <text:p>0.0151998097</text:p>
          </table:table-cell>
          <table:table-cell office:value-type="float" office:value="0.0496315442146942">
            <text:p>0.0496315442</text:p>
          </table:table-cell>
          <table:table-cell office:value-type="float" office:value="0.0516218504384746">
            <text:p>0.0516218504</text:p>
          </table:table-cell>
          <table:table-cell office:value-type="float" office:value="1.05365216102919">
            <text:p>1.053652161</text:p>
          </table:table-cell>
          <table:table-cell office:value-type="float" office:value="1.17853845350645">
            <text:p>1.1785384535</text:p>
          </table:table-cell>
          <table:table-cell office:value-type="float" office:value="1.18589951480234">
            <text:p>1.1858995148</text:p>
          </table:table-cell>
          <table:table-cell office:value-type="float" office:value="0">
            <text:p>0</text:p>
          </table:table-cell>
          <table:table-cell office:value-type="float" office:value="14.3096353890976">
            <text:p>14.3096353891</text:p>
          </table:table-cell>
          <table:table-cell office:value-type="float" office:value="13.771065284347">
            <text:p>13.771065284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16945">
            <text:p>16945</text:p>
          </table:table-cell>
          <table:table-cell office:value-type="float" office:value="24400">
            <text:p>24400</text:p>
          </table:table-cell>
          <table:table-cell office:value-type="float" office:value="41726">
            <text:p>41726</text:p>
          </table:table-cell>
          <table:table-cell office:value-type="float" office:value="332.75">
            <text:p>332.75</text:p>
          </table:table-cell>
          <table:table-cell office:value-type="float" office:value="1173.5">
            <text:p>1173.5</text:p>
          </table:table-cell>
          <table:table-cell office:value-type="float" office:value="1909.875">
            <text:p>1909.875</text:p>
          </table:table-cell>
          <table:table-cell office:value-type="float" office:value="0.0196370610799646">
            <text:p>0.0196370611</text:p>
          </table:table-cell>
          <table:table-cell office:value-type="float" office:value="0.048094262295082">
            <text:p>0.0480942623</text:p>
          </table:table-cell>
          <table:table-cell office:value-type="float" office:value="0.045771820927">
            <text:p>0.0457718209</text:p>
          </table:table-cell>
          <table:table-cell office:value-type="float" office:value="1.06948551754888">
            <text:p>1.0694855175</text:p>
          </table:table-cell>
          <table:table-cell office:value-type="float" office:value="1.17286351184157">
            <text:p>1.1728635118</text:p>
          </table:table-cell>
          <table:table-cell office:value-type="float" office:value="1.16430769004281">
            <text:p>1.16430769</text:p>
          </table:table-cell>
          <table:table-cell office:value-type="float" office:value="0">
            <text:p>0</text:p>
          </table:table-cell>
          <table:table-cell office:value-type="float" office:value="14.7561238828779">
            <text:p>14.7561238829</text:p>
          </table:table-cell>
          <table:table-cell office:value-type="float" office:value="15.4875236971716">
            <text:p>15.487523697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0">
            <text:p>320</text:p>
          </table:table-cell>
          <table:table-cell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4210">
            <text:p>24210</text:p>
          </table:table-cell>
          <table:table-cell office:value-type="float" office:value="41422">
            <text:p>41422</text:p>
          </table:table-cell>
          <table:table-cell office:value-type="float" office:value="373.5">
            <text:p>373.5</text:p>
          </table:table-cell>
          <table:table-cell office:value-type="float" office:value="825">
            <text:p>825</text:p>
          </table:table-cell>
          <table:table-cell office:value-type="float" office:value="2107.625">
            <text:p>2107.625</text:p>
          </table:table-cell>
          <table:table-cell office:value-type="float" office:value="0.0221859221859222">
            <text:p>0.0221859222</text:p>
          </table:table-cell>
          <table:table-cell office:value-type="float" office:value="0.0340768277571252">
            <text:p>0.0340768278</text:p>
          </table:table-cell>
          <table:table-cell office:value-type="float" office:value="0.0508817777992371">
            <text:p>0.0508817778</text:p>
          </table:table-cell>
          <table:table-cell office:value-type="float" office:value="1.07861546933148">
            <text:p>1.0786154693</text:p>
          </table:table-cell>
          <table:table-cell office:value-type="float" office:value="1.12154490832232">
            <text:p>1.1215449083</text:p>
          </table:table-cell>
          <table:table-cell office:value-type="float" office:value="1.18316057470887">
            <text:p>1.1831605747</text:p>
          </table:table-cell>
          <table:table-cell office:value-type="float" office:value="31.5879641584137">
            <text:p>31.5879641584</text:p>
          </table:table-cell>
          <table:table-cell office:value-type="float" office:value="20.6853571468717">
            <text:p>20.6853571469</text:p>
          </table:table-cell>
          <table:table-cell office:value-type="float" office:value="13.9664067173313">
            <text:p>13.966406717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500">
            <text:p>25500</text:p>
          </table:table-cell>
          <table:table-cell office:value-type="float" office:value="43274">
            <text:p>43274</text:p>
          </table:table-cell>
          <table:table-cell office:value-type="float" office:value="401.375">
            <text:p>401.375</text:p>
          </table:table-cell>
          <table:table-cell office:value-type="float" office:value="1167.5">
            <text:p>1167.5</text:p>
          </table:table-cell>
          <table:table-cell office:value-type="float" office:value="2176.5">
            <text:p>2176.5</text:p>
          </table:table-cell>
          <table:table-cell office:value-type="float" office:value="0.0252500629089079">
            <text:p>0.0252500629</text:p>
          </table:table-cell>
          <table:table-cell office:value-type="float" office:value="0.0457843137254902">
            <text:p>0.0457843137</text:p>
          </table:table-cell>
          <table:table-cell office:value-type="float" office:value="0.050295789619633">
            <text:p>0.0502957896</text:p>
          </table:table-cell>
          <table:table-cell office:value-type="float" office:value="1.08962484890791">
            <text:p>1.0896248489</text:p>
          </table:table-cell>
          <table:table-cell office:value-type="float" office:value="1.16435365667051">
            <text:p>1.1643536567</text:p>
          </table:table-cell>
          <table:table-cell office:value-type="float" office:value="1.1809934099175">
            <text:p>1.1809934099</text:p>
          </table:table-cell>
          <table:table-cell office:value-type="float" office:value="27.7964383079818">
            <text:p>27.796438308</text:p>
          </table:table-cell>
          <table:table-cell office:value-type="float" office:value="15.4833909122242">
            <text:p>15.4833909122</text:p>
          </table:table-cell>
          <table:table-cell office:value-type="float" office:value="14.125154821575">
            <text:p>14.125154821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718">
            <text:p>26718</text:p>
          </table:table-cell>
          <table:table-cell office:value-type="float" office:value="45134">
            <text:p>45134</text:p>
          </table:table-cell>
          <table:table-cell office:value-type="float" office:value="614.625">
            <text:p>614.625</text:p>
          </table:table-cell>
          <table:table-cell office:value-type="float" office:value="1321">
            <text:p>1321</text:p>
          </table:table-cell>
          <table:table-cell office:value-type="float" office:value="1590.625">
            <text:p>1590.625</text:p>
          </table:table-cell>
          <table:table-cell office:value-type="float" office:value="0.0402795071760928">
            <text:p>0.0402795072</text:p>
          </table:table-cell>
          <table:table-cell office:value-type="float" office:value="0.0494423235272101">
            <text:p>0.0494423235</text:p>
          </table:table-cell>
          <table:table-cell office:value-type="float" office:value="0.0352422785483228">
            <text:p>0.0352422785</text:p>
          </table:table-cell>
          <table:table-cell office:value-type="float" office:value="1.14415825496509">
            <text:p>1.144158255</text:p>
          </table:table-cell>
          <table:table-cell office:value-type="float" office:value="1.17783943732254">
            <text:p>1.1778394373</text:p>
          </table:table-cell>
          <table:table-cell office:value-type="float" office:value="1.12578233058579">
            <text:p>1.1257823306</text:p>
          </table:table-cell>
          <table:table-cell office:value-type="float" office:value="17.5527251550512">
            <text:p>17.5527251551</text:p>
          </table:table-cell>
          <table:table-cell office:value-type="float" office:value="14.3630945351162">
            <text:p>14.3630945351</text:p>
          </table:table-cell>
          <table:table-cell office:value-type="float" office:value="20.0126310635208">
            <text:p>20.012631063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7054">
            <text:p>47054</text:p>
          </table:table-cell>
          <table:table-cell office:value-type="float" office:value="583.375">
            <text:p>583.375</text:p>
          </table:table-cell>
          <table:table-cell office:value-type="float" office:value="1204.25">
            <text:p>1204.25</text:p>
          </table:table-cell>
          <table:table-cell office:value-type="float" office:value="572.5">
            <text:p>572.5</text:p>
          </table:table-cell>
          <table:table-cell office:value-type="float" office:value="0.0349577540747843">
            <text:p>0.0349577541</text:p>
          </table:table-cell>
          <table:table-cell office:value-type="float" office:value="0.0422143933817086">
            <text:p>0.0422143934</text:p>
          </table:table-cell>
          <table:table-cell office:value-type="float" office:value="0.0121668721043907">
            <text:p>0.0121668721</text:p>
          </table:table-cell>
          <table:table-cell office:value-type="float" office:value="1.12474734661885">
            <text:p>1.1247473466</text:p>
          </table:table-cell>
          <table:table-cell office:value-type="float" office:value="1.15124320465281">
            <text:p>1.1512432047</text:p>
          </table:table-cell>
          <table:table-cell office:value-type="float" office:value="1.0428741966079">
            <text:p>1.0428741966</text:p>
          </table:table-cell>
          <table:table-cell office:value-type="float" office:value="20.1727271286246">
            <text:p>20.1727271286</text:p>
          </table:table-cell>
          <table:table-cell office:value-type="float" office:value="16.7638736102045">
            <text:p>16.7638736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9463">
            <text:p>29463</text:p>
          </table:table-cell>
          <table:table-cell office:value-type="float" office:value="50265">
            <text:p>50265</text:p>
          </table:table-cell>
          <table:table-cell office:value-type="float" office:value="630.375">
            <text:p>630.375</text:p>
          </table:table-cell>
          <table:table-cell office:value-type="float" office:value="1499.375">
            <text:p>1499.375</text:p>
          </table:table-cell>
          <table:table-cell office:value-type="float" office:value="-281.25">
            <text:p>-281.25</text:p>
          </table:table-cell>
          <table:table-cell office:value-type="float" office:value="0.0354083581418862">
            <text:p>0.0354083581</text:p>
          </table:table-cell>
          <table:table-cell office:value-type="float" office:value="0.0508900994467637">
            <text:p>0.0508900994</text:p>
          </table:table-cell>
          <table:table-cell office:value-type="float" office:value="-0.00559534467323187">
            <text:p>-0.0055953447</text:p>
          </table:table-cell>
          <table:table-cell office:value-type="float" office:value="1.12638660707616">
            <text:p>1.1263866071</text:p>
          </table:table-cell>
          <table:table-cell office:value-type="float" office:value="1.18319136041821">
            <text:p>1.1831913604</text:p>
          </table:table-cell>
          <table:table-cell office:value-type="float" office:value="0.980477657092433">
            <text:p>0.9804776571</text:p>
          </table:table-cell>
          <table:table-cell office:value-type="float" office:value="19.9203706106979">
            <text:p>19.9203706107</text:p>
          </table:table-cell>
          <table:table-cell office:value-type="float" office:value="13.9641786497683">
            <text:p>13.9641786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993">
            <text:p>30993</text:p>
          </table:table-cell>
          <table:table-cell office:value-type="float" office:value="53182">
            <text:p>53182</text:p>
          </table:table-cell>
          <table:table-cell office:value-type="float" office:value="816.625">
            <text:p>816.625</text:p>
          </table:table-cell>
          <table:table-cell office:value-type="float" office:value="1375.375">
            <text:p>1375.375</text:p>
          </table:table-cell>
          <table:table-cell office:value-type="float" office:value="-725.75">
            <text:p>-725.75</text:p>
          </table:table-cell>
          <table:table-cell office:value-type="float" office:value="0.0437563628569898">
            <text:p>0.0437563629</text:p>
          </table:table-cell>
          <table:table-cell office:value-type="float" office:value="0.0443769560868583">
            <text:p>0.0443769561</text:p>
          </table:table-cell>
          <table:table-cell office:value-type="float" office:value="-0.0136465345417622">
            <text:p>-0.0136465345</text:p>
          </table:table-cell>
          <table:table-cell office:value-type="float" office:value="1.15689992380879">
            <text:p>1.1568999238</text:p>
          </table:table-cell>
          <table:table-cell office:value-type="float" office:value="1.15917920219781">
            <text:p>1.1591792022</text:p>
          </table:table-cell>
          <table:table-cell office:value-type="float" office:value="0.952602135797631">
            <text:p>0.9526021358</text:p>
          </table:table-cell>
          <table:table-cell office:value-type="float" office:value="16.1851601888029">
            <text:p>16.1851601888</text:p>
          </table:table-cell>
          <table:table-cell office:value-type="float" office:value="15.9635952346646">
            <text:p>15.9635952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842">
            <text:p>31842</text:p>
          </table:table-cell>
          <table:table-cell office:value-type="float" office:value="52290">
            <text:p>52290</text:p>
          </table:table-cell>
          <table:table-cell office:value-type="float" office:value="969.375">
            <text:p>969.375</text:p>
          </table:table-cell>
          <table:table-cell office:value-type="float" office:value="1069.25">
            <text:p>1069.25</text:p>
          </table:table-cell>
          <table:table-cell office:value-type="float" office:value="-703.25">
            <text:p>-703.25</text:p>
          </table:table-cell>
          <table:table-cell office:value-type="float" office:value="0.0467393924783028">
            <text:p>0.0467393925</text:p>
          </table:table-cell>
          <table:table-cell office:value-type="float" office:value="0.0335798630739275">
            <text:p>0.0335798631</text:p>
          </table:table-cell>
          <table:table-cell office:value-type="float" office:value="-0.0134490342321668">
            <text:p>-0.0134490342</text:p>
          </table:table-cell>
          <table:table-cell office:value-type="float" office:value="1.16786963246017">
            <text:p>1.1678696325</text:p>
          </table:table-cell>
          <table:table-cell office:value-type="float" office:value="1.11973963087871">
            <text:p>1.1197396309</text:p>
          </table:table-cell>
          <table:table-cell office:value-type="float" office:value="0.953282898170101">
            <text:p>0.9532828982</text:p>
          </table:table-cell>
          <table:table-cell office:value-type="float" office:value="15.1739776810169">
            <text:p>15.173977681</text:p>
          </table:table-cell>
          <table:table-cell office:value-type="float" office:value="20.9864170807852">
            <text:p>20.9864170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1612">
            <text:p>21612</text:p>
          </table:table-cell>
          <table:table-cell office:value-type="float" office:value="32652">
            <text:p>32652</text:p>
          </table:table-cell>
          <table:table-cell office:value-type="float" office:value="45994">
            <text:p>45994</text:p>
          </table:table-cell>
          <table:table-cell office:value-type="float" office:value="943">
            <text:p>943</text:p>
          </table:table-cell>
          <table:table-cell office:value-type="float" office:value="-1040.5">
            <text:p>-1040.5</text:p>
          </table:table-cell>
          <table:table-cell office:value-type="float" office:value="-620.25">
            <text:p>-620.25</text:p>
          </table:table-cell>
          <table:table-cell office:value-type="float" office:value="0.0436331667592079">
            <text:p>0.0436331668</text:p>
          </table:table-cell>
          <table:table-cell office:value-type="float" office:value="-0.0318663481563151">
            <text:p>-0.0318663482</text:p>
          </table:table-cell>
          <table:table-cell office:value-type="float" office:value="-0.0134854546245162">
            <text:p>-0.0134854546</text:p>
          </table:table-cell>
          <table:table-cell office:value-type="float" office:value="1.15644763601044">
            <text:p>1.156447636</text:p>
          </table:table-cell>
          <table:table-cell office:value-type="float" office:value="0.890458091176743">
            <text:p>0.8904580912</text:p>
          </table:table-cell>
          <table:table-cell office:value-type="float" office:value="0.953157349487596">
            <text:p>0.9531573495</text:p>
          </table:table-cell>
          <table:table-cell office:value-type="float" office:value="16.2298934599394">
            <text:p>16.2298934599</text:p>
          </table:table-cell>
          <table:table-cell office:value-type="float" office:value="-21.4032537756748">
            <text:p>-21.40325377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878">
            <text:p>21878</text:p>
          </table:table-cell>
          <table:table-cell office:value-type="float" office:value="29002">
            <text:p>29002</text:p>
          </table:table-cell>
          <table:table-cell office:value-type="float" office:value="48749">
            <text:p>48749</text:p>
          </table:table-cell>
          <table:table-cell office:value-type="float" office:value="966.75">
            <text:p>966.75</text:p>
          </table:table-cell>
          <table:table-cell office:value-type="float" office:value="-172.75">
            <text:p>-172.75</text:p>
          </table:table-cell>
          <table:table-cell office:value-type="float" office:value="-263.625">
            <text:p>-263.625</text:p>
          </table:table-cell>
          <table:table-cell office:value-type="float" office:value="0.0441882256147728">
            <text:p>0.0441882256</text:p>
          </table:table-cell>
          <table:table-cell office:value-type="float" office:value="-0.00595648575960279">
            <text:p>-0.0059564858</text:p>
          </table:table-cell>
          <table:table-cell office:value-type="float" office:value="-0.00540780323698948">
            <text:p>-0.0054078032</text:p>
          </table:table-cell>
          <table:table-cell office:value-type="float" office:value="1.15848588424635">
            <text:p>1.1584858842</text:p>
          </table:table-cell>
          <table:table-cell office:value-type="float" office:value="0.979221840097695">
            <text:p>0.9792218401</text:p>
          </table:table-cell>
          <table:table-cell office:value-type="float" office:value="0.981130007568803">
            <text:p>0.9811300076</text:p>
          </table:table-cell>
          <table:table-cell office:value-type="float" office:value="16.0303175890381">
            <text:p>16.0303175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819">
            <text:p>819</text:p>
          </table:table-cell>
          <table:table-cell office:value-type="float" office:value="17862">
            <text:p>17862</text:p>
          </table:table-cell>
          <table:table-cell office:value-type="float" office:value="29901">
            <text:p>29901</text:p>
          </table:table-cell>
          <table:table-cell office:value-type="float" office:value="51437">
            <text:p>51437</text:p>
          </table:table-cell>
          <table:table-cell office:value-type="float" office:value="-1253">
            <text:p>-1253</text:p>
          </table:table-cell>
          <table:table-cell office:value-type="float" office:value="-656.75">
            <text:p>-656.75</text:p>
          </table:table-cell>
          <table:table-cell office:value-type="float" office:value="-633.375">
            <text:p>-633.375</text:p>
          </table:table-cell>
          <table:table-cell office:value-type="float" office:value="-0.0701489194938977">
            <text:p>-0.0701489195</text:p>
          </table:table-cell>
          <table:table-cell office:value-type="float" office:value="-0.0219641483562423">
            <text:p>-0.0219641484</text:p>
          </table:table-cell>
          <table:table-cell office:value-type="float" office:value="-0.0123136069366409">
            <text:p>-0.0123136069</text:p>
          </table:table-cell>
          <table:table-cell office:value-type="float" office:value="0.764123688747434">
            <text:p>0.7641236887</text:p>
          </table:table-cell>
          <table:table-cell office:value-type="float" office:value="0.924071031426661">
            <text:p>0.9240710314</text:p>
          </table:table-cell>
          <table:table-cell office:value-type="float" office:value="0.957199560556705">
            <text:p>0.9571995606</text:p>
          </table:table-cell>
          <table:table-cell office:value-type="float" office:value="-9.53030703841023">
            <text:p>-9.5303070384</text:p>
          </table:table-cell>
          <table:table-cell office:value-type="float" office:value="-31.2102613516468">
            <text:p>-31.2102613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19344">
            <text:p>19344</text:p>
          </table:table-cell>
          <table:table-cell office:value-type="float" office:value="30548">
            <text:p>30548</text:p>
          </table:table-cell>
          <table:table-cell office:value-type="float" office:value="50781">
            <text:p>50781</text:p>
          </table:table-cell>
          <table:table-cell office:value-type="float" office:value="-755.25">
            <text:p>-755.25</text:p>
          </table:table-cell>
          <table:table-cell office:value-type="float" office:value="1011.25">
            <text:p>1011.25</text:p>
          </table:table-cell>
          <table:table-cell office:value-type="float" office:value="-598.25">
            <text:p>-598.25</text:p>
          </table:table-cell>
          <table:table-cell office:value-type="float" office:value="-0.0390431141439206">
            <text:p>-0.0390431141</text:p>
          </table:table-cell>
          <table:table-cell office:value-type="float" office:value="0.0331036401728427">
            <text:p>0.0331036402</text:p>
          </table:table-cell>
          <table:table-cell office:value-type="float" office:value="-0.0117809810755991">
            <text:p>-0.0117809811</text:p>
          </table:table-cell>
          <table:table-cell office:value-type="float" office:value="0.866336855429906">
            <text:p>0.8663368554</text:p>
          </table:table-cell>
          <table:table-cell office:value-type="float" office:value="1.11801060855063">
            <text:p>1.1180106086</text:p>
          </table:table-cell>
          <table:table-cell office:value-type="float" office:value="0.959038597605006">
            <text:p>0.9590385976</text:p>
          </table:table-cell>
          <table:table-cell office:value-type="float" office:value="-17.4045044778551">
            <text:p>-17.4045044779</text:p>
          </table:table-cell>
          <table:table-cell office:value-type="float" office:value="21.2833921502529">
            <text:p>21.2833921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18304">
            <text:p>18304</text:p>
          </table:table-cell>
          <table:table-cell office:value-type="float" office:value="31074">
            <text:p>31074</text:p>
          </table:table-cell>
          <table:table-cell office:value-type="float" office:value="44772">
            <text:p>44772</text:p>
          </table:table-cell>
          <table:table-cell office:value-type="float" office:value="-269.25">
            <text:p>-269.25</text:p>
          </table:table-cell>
          <table:table-cell office:value-type="float" office:value="-2.75">
            <text:p>-2.75</text:p>
          </table:table-cell>
          <table:table-cell office:value-type="float" office:value="-784.125">
            <text:p>-784.125</text:p>
          </table:table-cell>
          <table:table-cell office:value-type="float" office:value="-0.0147098994755245">
            <text:p>-0.0147098995</text:p>
          </table:table-cell>
          <table:table-cell table:style-name="ce17" office:value-type="float" office:value="-0.0000884984231190062">
            <text:p>-8.85E-005</text:p>
          </table:table-cell>
          <table:table-cell office:value-type="float" office:value="-0.0175137362637363">
            <text:p>-0.0175137363</text:p>
          </table:table-cell>
          <table:table-cell office:value-type="float" office:value="0.948939458875121">
            <text:p>0.9489394589</text:p>
          </table:table-cell>
          <table:table-cell office:value-type="float" office:value="0.999690270869746">
            <text:p>0.9996902709</text:p>
          </table:table-cell>
          <table:table-cell office:value-type="float" office:value="0.939303115754438">
            <text:p>0.9393031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6302">
            <text:p>16302</text:p>
          </table:table-cell>
          <table:table-cell office:value-type="float" office:value="28516">
            <text:p>28516</text:p>
          </table:table-cell>
          <table:table-cell office:value-type="float" office:value="47320">
            <text:p>47320</text:p>
          </table:table-cell>
          <table:table-cell office:value-type="float" office:value="169">
            <text:p>169</text:p>
          </table:table-cell>
          <table:table-cell office:value-type="float" office:value="-153.375">
            <text:p>-153.375</text:p>
          </table:table-cell>
          <table:table-cell office:value-type="float" office:value="-198.625">
            <text:p>-198.625</text:p>
          </table:table-cell>
          <table:table-cell office:value-type="float" office:value="0.0103668261562998">
            <text:p>0.0103668262</text:p>
          </table:table-cell>
          <table:table-cell office:value-type="float" office:value="-0.00537855940524618">
            <text:p>-0.0053785594</text:p>
          </table:table-cell>
          <table:table-cell office:value-type="float" office:value="-0.00419748520710059">
            <text:p>-0.0041974852</text:p>
          </table:table-cell>
          <table:table-cell office:value-type="float" office:value="1.03649453487278">
            <text:p>1.0364945349</text:p>
          </table:table-cell>
          <table:table-cell office:value-type="float" office:value="0.981231742728139">
            <text:p>0.9812317427</text:p>
          </table:table-cell>
          <table:table-cell office:value-type="float" office:value="0.985343334783993">
            <text:p>0.98534333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17862">
            <text:p>17862</text:p>
          </table:table-cell>
          <table:table-cell office:value-type="float" office:value="29541">
            <text:p>29541</text:p>
          </table:table-cell>
          <table:table-cell office:value-type="float" office:value="50128">
            <text:p>50128</text:p>
          </table:table-cell>
          <table:table-cell office:value-type="float" office:value="-1253">
            <text:p>-1253</text:p>
          </table:table-cell>
          <table:table-cell office:value-type="float" office:value="-2119">
            <text:p>-2119</text:p>
          </table:table-cell>
          <table:table-cell office:value-type="float" office:value="-767.375">
            <text:p>-767.375</text:p>
          </table:table-cell>
          <table:table-cell office:value-type="float" office:value="-0.0701489194938977">
            <text:p>-0.0701489195</text:p>
          </table:table-cell>
          <table:table-cell office:value-type="float" office:value="-0.0717308147997698">
            <text:p>-0.0717308148</text:p>
          </table:table-cell>
          <table:table-cell office:value-type="float" office:value="-0.0153083107245452">
            <text:p>-0.0153083107</text:p>
          </table:table-cell>
          <table:table-cell office:value-type="float" office:value="0.764123688747434">
            <text:p>0.7641236887</text:p>
          </table:table-cell>
          <table:table-cell office:value-type="float" office:value="0.75902695539281">
            <text:p>0.7590269554</text:p>
          </table:table-cell>
          <table:table-cell office:value-type="float" office:value="0.946880227443481">
            <text:p>0.9468802274</text:p>
          </table:table-cell>
          <table:table-cell office:value-type="float" office:value="-9.53030703841023">
            <text:p>-9.5303070384</text:p>
          </table:table-cell>
          <table:table-cell office:value-type="float" office:value="-9.31229907158703">
            <text:p>-9.31229907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19344">
            <text:p>19344</text:p>
          </table:table-cell>
          <table:table-cell office:value-type="float" office:value="30450">
            <text:p>30450</text:p>
          </table:table-cell>
          <table:table-cell office:value-type="float" office:value="49190">
            <text:p>49190</text:p>
          </table:table-cell>
          <table:table-cell office:value-type="float" office:value="-755.25">
            <text:p>-755.25</text:p>
          </table:table-cell>
          <table:table-cell office:value-type="float" office:value="-348.375">
            <text:p>-348.375</text:p>
          </table:table-cell>
          <table:table-cell office:value-type="float" office:value="-972.25">
            <text:p>-972.25</text:p>
          </table:table-cell>
          <table:table-cell office:value-type="float" office:value="-0.0390431141439206">
            <text:p>-0.0390431141</text:p>
          </table:table-cell>
          <table:table-cell office:value-type="float" office:value="-0.0114408866995074">
            <text:p>-0.0114408867</text:p>
          </table:table-cell>
          <table:table-cell office:value-type="float" office:value="-0.019765196178085">
            <text:p>-0.0197651962</text:p>
          </table:table-cell>
          <table:table-cell office:value-type="float" office:value="0.866336855429906">
            <text:p>0.8663368554</text:p>
          </table:table-cell>
          <table:table-cell office:value-type="float" office:value="0.960213448573127">
            <text:p>0.9602134486</text:p>
          </table:table-cell>
          <table:table-cell office:value-type="float" office:value="0.931587512817421">
            <text:p>0.9315875128</text:p>
          </table:table-cell>
          <table:table-cell office:value-type="float" office:value="-17.4045044778551">
            <text:p>-17.40450447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18304">
            <text:p>18304</text:p>
          </table:table-cell>
          <table:table-cell office:value-type="float" office:value="30400">
            <text:p>30400</text:p>
          </table:table-cell>
          <table:table-cell office:value-type="float" office:value="47702">
            <text:p>47702</text:p>
          </table:table-cell>
          <table:table-cell office:value-type="float" office:value="-269.25">
            <text:p>-269.25</text:p>
          </table:table-cell>
          <table:table-cell office:value-type="float" office:value="590.625">
            <text:p>590.625</text:p>
          </table:table-cell>
          <table:table-cell office:value-type="float" office:value="624.75">
            <text:p>624.75</text:p>
          </table:table-cell>
          <table:table-cell office:value-type="float" office:value="-0.0147098994755245">
            <text:p>-0.0147098995</text:p>
          </table:table-cell>
          <table:table-cell office:value-type="float" office:value="0.0194284539473684">
            <text:p>0.0194284539</text:p>
          </table:table-cell>
          <table:table-cell office:value-type="float" office:value="0.0130969351389879">
            <text:p>0.0130969351</text:p>
          </table:table-cell>
          <table:table-cell office:value-type="float" office:value="0.948939458875121">
            <text:p>0.9489394589</text:p>
          </table:table-cell>
          <table:table-cell office:value-type="float" office:value="1.06873941986845">
            <text:p>1.0687394199</text:p>
          </table:table-cell>
          <table:table-cell office:value-type="float" office:value="1.04617547121813">
            <text:p>1.04617547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6302">
            <text:p>16302</text:p>
          </table:table-cell>
          <table:table-cell office:value-type="float" office:value="27356">
            <text:p>27356</text:p>
          </table:table-cell>
          <table:table-cell office:value-type="float" office:value="46580">
            <text:p>46580</text:p>
          </table:table-cell>
          <table:table-cell office:value-type="float" office:value="169">
            <text:p>169</text:p>
          </table:table-cell>
          <table:table-cell office:value-type="float" office:value="-607.125">
            <text:p>-607.125</text:p>
          </table:table-cell>
          <table:table-cell office:value-type="float" office:value="1160.25">
            <text:p>1160.25</text:p>
          </table:table-cell>
          <table:table-cell office:value-type="float" office:value="0.0103668261562998">
            <text:p>0.0103668262</text:p>
          </table:table-cell>
          <table:table-cell office:value-type="float" office:value="-0.02219348588975">
            <text:p>-0.0221934859</text:p>
          </table:table-cell>
          <table:table-cell office:value-type="float" office:value="0.0249087591240876">
            <text:p>0.0249087591</text:p>
          </table:table-cell>
          <table:table-cell office:value-type="float" office:value="1.03649453487278">
            <text:p>1.0364945349</text:p>
          </table:table-cell>
          <table:table-cell office:value-type="float" office:value="0.923288198985115">
            <text:p>0.923288199</text:p>
          </table:table-cell>
          <table:table-cell office:value-type="float" office:value="1.08839673164527">
            <text:p>1.0883967316</text:p>
          </table:table-cell>
          <table:table-cell office:value-type="float" office:value="0">
            <text:p>0</text:p>
          </table:table-cell>
          <table:table-cell office:value-type="float" office:value="-30.8841403647873">
            <text:p>-30.8841403648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7613">
            <text:p>17613</text:p>
          </table:table-cell>
          <table:table-cell office:value-type="float" office:value="28737">
            <text:p>28737</text:p>
          </table:table-cell>
          <table:table-cell office:value-type="float" office:value="49470">
            <text:p>49470</text:p>
          </table:table-cell>
          <table:table-cell office:value-type="float" office:value="-1043">
            <text:p>-1043</text:p>
          </table:table-cell>
          <table:table-cell office:value-type="float" office:value="-1821.75">
            <text:p>-1821.75</text:p>
          </table:table-cell>
          <table:table-cell office:value-type="float" office:value="1457.75">
            <text:p>1457.75</text:p>
          </table:table-cell>
          <table:table-cell office:value-type="float" office:value="-0.0592176233463919">
            <text:p>-0.0592176233</text:p>
          </table:table-cell>
          <table:table-cell office:value-type="float" office:value="-0.0633938824511953">
            <text:p>-0.0633938825</text:p>
          </table:table-cell>
          <table:table-cell office:value-type="float" office:value="0.02946735395189">
            <text:p>0.029467354</text:p>
          </table:table-cell>
          <table:table-cell office:value-type="float" office:value="0.799611503040627">
            <text:p>0.799611503</text:p>
          </table:table-cell>
          <table:table-cell office:value-type="float" office:value="0.785998228711999">
            <text:p>0.7859982287</text:p>
          </table:table-cell>
          <table:table-cell office:value-type="float" office:value="1.10483765573151">
            <text:p>1.1048376557</text:p>
          </table:table-cell>
          <table:table-cell office:value-type="float" office:value="-11.3549833553064">
            <text:p>-11.3549833553</text:p>
          </table:table-cell>
          <table:table-cell office:value-type="float" office:value="-10.5836195504725">
            <text:p>-10.5836195505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7195">
            <text:p>17195</text:p>
          </table:table-cell>
          <table:table-cell office:value-type="float" office:value="29450">
            <text:p>29450</text:p>
          </table:table-cell>
          <table:table-cell office:value-type="float" office:value="48960">
            <text:p>48960</text:p>
          </table:table-cell>
          <table:table-cell office:value-type="float" office:value="-875.25">
            <text:p>-875.25</text:p>
          </table:table-cell>
          <table:table-cell office:value-type="float" office:value="712.5">
            <text:p>712.5</text:p>
          </table:table-cell>
          <table:table-cell office:value-type="float" office:value="1330.25">
            <text:p>1330.25</text:p>
          </table:table-cell>
          <table:table-cell office:value-type="float" office:value="-0.0509014248328002">
            <text:p>-0.0509014248</text:p>
          </table:table-cell>
          <table:table-cell office:value-type="float" office:value="0.0241935483870968">
            <text:p>0.0241935484</text:p>
          </table:table-cell>
          <table:table-cell office:value-type="float" office:value="0.0271701388888889">
            <text:p>0.0271701389</text:p>
          </table:table-cell>
          <table:table-cell office:value-type="float" office:value="0.826923284983217">
            <text:p>0.826923285</text:p>
          </table:table-cell>
          <table:table-cell office:value-type="float" office:value="1.08582466181061">
            <text:p>1.0858246618</text:p>
          </table:table-cell>
          <table:table-cell office:value-type="float" office:value="1.0965423903477">
            <text:p>1.0965423903</text:p>
          </table:table-cell>
          <table:table-cell office:value-type="float" office:value="-13.2678505059722">
            <text:p>-13.267850506</text:p>
          </table:table-cell>
          <table:table-cell office:value-type="float" office:value="28.9952762295445">
            <text:p>28.9952762295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5751">
            <text:p>15751</text:p>
          </table:table-cell>
          <table:table-cell office:value-type="float" office:value="29085">
            <text:p>29085</text:p>
          </table:table-cell>
          <table:table-cell office:value-type="float" office:value="49735">
            <text:p>49735</text:p>
          </table:table-cell>
          <table:table-cell office:value-type="float" office:value="-677.25">
            <text:p>-677.25</text:p>
          </table:table-cell>
          <table:table-cell office:value-type="float" office:value="879.375">
            <text:p>879.375</text:p>
          </table:table-cell>
          <table:table-cell office:value-type="float" office:value="1018.625">
            <text:p>1018.625</text:p>
          </table:table-cell>
          <table:table-cell office:value-type="float" office:value="-0.0429972700146022">
            <text:p>-0.04299727</text:p>
          </table:table-cell>
          <table:table-cell office:value-type="float" office:value="0.0302346570397112">
            <text:p>0.030234657</text:p>
          </table:table-cell>
          <table:table-cell office:value-type="float" office:value="0.0204810495626822">
            <text:p>0.0204810496</text:p>
          </table:table-cell>
          <table:table-cell office:value-type="float" office:value="0.853133134797161">
            <text:p>0.8531331348</text:p>
          </table:table-cell>
          <table:table-cell office:value-type="float" office:value="1.10761300323215">
            <text:p>1.1076130032</text:p>
          </table:table-cell>
          <table:table-cell office:value-type="float" office:value="1.07250584131612">
            <text:p>1.0725058413</text:p>
          </table:table-cell>
          <table:table-cell office:value-type="float" office:value="-15.771613242259">
            <text:p>-15.7716132423</text:p>
          </table:table-cell>
          <table:table-cell office:value-type="float" office:value="23.2704374343274">
            <text:p>23.270437434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16796">
            <text:p>16796</text:p>
          </table:table-cell>
          <table:table-cell office:value-type="float" office:value="30566">
            <text:p>30566</text:p>
          </table:table-cell>
          <table:table-cell office:value-type="float" office:value="51510">
            <text:p>51510</text:p>
          </table:table-cell>
          <table:table-cell office:value-type="float" office:value="-269.875">
            <text:p>-269.875</text:p>
          </table:table-cell>
          <table:table-cell office:value-type="float" office:value="-187.5">
            <text:p>-187.5</text:p>
          </table:table-cell>
          <table:table-cell office:value-type="float" office:value="1742.5">
            <text:p>1742.5</text:p>
          </table:table-cell>
          <table:table-cell office:value-type="float" office:value="-0.0160678137651822">
            <text:p>-0.0160678138</text:p>
          </table:table-cell>
          <table:table-cell office:value-type="float" office:value="-0.00613426683242819">
            <text:p>-0.0061342668</text:p>
          </table:table-cell>
          <table:table-cell office:value-type="float" office:value="0.0338283828382838">
            <text:p>0.0338283828</text:p>
          </table:table-cell>
          <table:table-cell office:value-type="float" office:value="0.94426867411468">
            <text:p>0.9442686741</text:p>
          </table:table-cell>
          <table:table-cell office:value-type="float" office:value="0.978603819376461">
            <text:p>0.9786038194</text:p>
          </table:table-cell>
          <table:table-cell office:value-type="float" office:value="1.12064228452548">
            <text:p>1.12064228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9038">
            <text:p>19038</text:p>
          </table:table-cell>
          <table:table-cell office:value-type="float" office:value="32445">
            <text:p>32445</text:p>
          </table:table-cell>
          <table:table-cell office:value-type="float" office:value="56644">
            <text:p>56644</text:p>
          </table:table-cell>
          <table:table-cell office:value-type="float" office:value="-111.625">
            <text:p>-111.625</text:p>
          </table:table-cell>
          <table:table-cell office:value-type="float" office:value="1159.375">
            <text:p>1159.375</text:p>
          </table:table-cell>
          <table:table-cell office:value-type="float" office:value="1364.25">
            <text:p>1364.25</text:p>
          </table:table-cell>
          <table:table-cell office:value-type="float" office:value="-0.00586327345309381">
            <text:p>-0.0058632735</text:p>
          </table:table-cell>
          <table:table-cell office:value-type="float" office:value="0.0357335490830637">
            <text:p>0.0357335491</text:p>
          </table:table-cell>
          <table:table-cell office:value-type="float" office:value="0.0240846338535414">
            <text:p>0.0240846339</text:p>
          </table:table-cell>
          <table:table-cell office:value-type="float" office:value="0.97954592374632">
            <text:p>0.9795459237</text:p>
          </table:table-cell>
          <table:table-cell office:value-type="float" office:value="1.12757011938966">
            <text:p>1.1275701194</text:p>
          </table:table-cell>
          <table:table-cell office:value-type="float" office:value="1.0854331548796">
            <text:p>1.0854331549</text:p>
          </table:table-cell>
          <table:table-cell office:value-type="float" office:value="0">
            <text:p>0</text:p>
          </table:table-cell>
          <table:table-cell office:value-type="float" office:value="19.7422040602386">
            <text:p>19.742204060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996">
            <text:p>996</text:p>
          </table:table-cell>
          <table:table-cell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19600">
            <text:p>19600</text:p>
          </table:table-cell>
          <table:table-cell office:value-type="float" office:value="33024">
            <text:p>33024</text:p>
          </table:table-cell>
          <table:table-cell office:value-type="float" office:value="58310">
            <text:p>58310</text:p>
          </table:table-cell>
          <table:table-cell office:value-type="float" office:value="-101.5">
            <text:p>-101.5</text:p>
          </table:table-cell>
          <table:table-cell office:value-type="float" office:value="-492">
            <text:p>-492</text:p>
          </table:table-cell>
          <table:table-cell office:value-type="float" office:value="1194.25">
            <text:p>1194.25</text:p>
          </table:table-cell>
          <table:table-cell office:value-type="float" office:value="-0.00517857142857143">
            <text:p>-0.0051785714</text:p>
          </table:table-cell>
          <table:table-cell office:value-type="float" office:value="-0.0148982558139535">
            <text:p>-0.0148982558</text:p>
          </table:table-cell>
          <table:table-cell office:value-type="float" office:value="0.0204810495626822">
            <text:p>0.0204810496</text:p>
          </table:table-cell>
          <table:table-cell office:value-type="float" office:value="0.9819275625">
            <text:p>0.9819275625</text:p>
          </table:table-cell>
          <table:table-cell office:value-type="float" office:value="0.948291142382707">
            <text:p>0.9482911424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8582">
            <text:p>18582</text:p>
          </table:table-cell>
          <table:table-cell office:value-type="float" office:value="31296">
            <text:p>31296</text:p>
          </table:table-cell>
          <table:table-cell office:value-type="float" office:value="59092">
            <text:p>59092</text:p>
          </table:table-cell>
          <table:table-cell office:value-type="float" office:value="-47.5">
            <text:p>-47.5</text:p>
          </table:table-cell>
          <table:table-cell office:value-type="float" office:value="-80">
            <text:p>-80</text:p>
          </table:table-cell>
          <table:table-cell office:value-type="float" office:value="1755.25">
            <text:p>1755.25</text:p>
          </table:table-cell>
          <table:table-cell table:number-columns-repeated="2" office:value-type="float" office:value="-0.00255623721881391">
            <text:p>-0.0025562372</text:p>
          </table:table-cell>
          <table:table-cell office:value-type="float" office:value="0.0297036823935558">
            <text:p>0.0297036824</text:p>
          </table:table-cell>
          <table:table-cell table:number-columns-repeated="2" office:value-type="float" office:value="0.99106597705764">
            <text:p>0.9910659771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8905">
            <text:p>18905</text:p>
          </table:table-cell>
          <table:table-cell office:value-type="float" office:value="32708">
            <text:p>32708</text:p>
          </table:table-cell>
          <table:table-cell office:value-type="float" office:value="60520">
            <text:p>60520</text:p>
          </table:table-cell>
          <table:table-cell office:value-type="float" office:value="-109.25">
            <text:p>-109.25</text:p>
          </table:table-cell>
          <table:table-cell office:value-type="float" office:value="416.25">
            <text:p>416.25</text:p>
          </table:table-cell>
          <table:table-cell office:value-type="float" office:value="1806.25">
            <text:p>1806.25</text:p>
          </table:table-cell>
          <table:table-cell office:value-type="float" office:value="-0.00577889447236181">
            <text:p>-0.0057788945</text:p>
          </table:table-cell>
          <table:table-cell office:value-type="float" office:value="0.0127262443438914">
            <text:p>0.0127262443</text:p>
          </table:table-cell>
          <table:table-cell office:value-type="float" office:value="0.0298455056179775">
            <text:p>0.0298455056</text:p>
          </table:table-cell>
          <table:table-cell office:value-type="float" office:value="0.979839324764526">
            <text:p>0.9798393248</text:p>
          </table:table-cell>
          <table:table-cell office:value-type="float" office:value="1.04485929150202">
            <text:p>1.0448592915</text:p>
          </table:table-cell>
          <table:table-cell office:value-type="float" office:value="1.10620514790588">
            <text:p>1.1062051479</text:p>
          </table:table-cell>
          <table:table-cell table:number-columns-repeated="2" office:value-type="float" office:value="0">
            <text:p>0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6720">
            <text:p>16720</text:p>
          </table:table-cell>
          <table:table-cell office:value-type="float" office:value="32980">
            <text:p>32980</text:p>
          </table:table-cell>
          <table:table-cell office:value-type="float" office:value="60384">
            <text:p>60384</text:p>
          </table:table-cell>
          <table:table-cell office:value-type="float" office:value="-379.5">
            <text:p>-379.5</text:p>
          </table:table-cell>
          <table:table-cell office:value-type="float" office:value="269.875">
            <text:p>269.875</text:p>
          </table:table-cell>
          <table:table-cell office:value-type="float" office:value="1398.25">
            <text:p>1398.25</text:p>
          </table:table-cell>
          <table:table-cell office:value-type="float" office:value="-0.0226973684210526">
            <text:p>-0.0226973684</text:p>
          </table:table-cell>
          <table:table-cell office:value-type="float" office:value="0.00818298969072165">
            <text:p>0.0081829897</text:p>
          </table:table-cell>
          <table:table-cell office:value-type="float" office:value="0.0231559684684685">
            <text:p>0.0231559685</text:p>
          </table:table-cell>
          <table:table-cell office:value-type="float" office:value="0.921568944771468">
            <text:p>0.9215689448</text:p>
          </table:table-cell>
          <table:table-cell office:value-type="float" office:value="1.02877170810527">
            <text:p>1.0287717081</text:p>
          </table:table-cell>
          <table:table-cell office:value-type="float" office:value="1.08209683943604">
            <text:p>1.0820968394</text:p>
          </table:table-cell>
          <table:table-cell office:value-type="float" office:value="-30.190758652097">
            <text:p>-30.1907586521</text:p>
          </table:table-cell>
          <table:table-cell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4858">
            <text:p>14858</text:p>
          </table:table-cell>
          <table:table-cell office:value-type="float" office:value="32814">
            <text:p>32814</text:p>
          </table:table-cell>
          <table:table-cell office:value-type="float" office:value="58514">
            <text:p>58514</text:p>
          </table:table-cell>
          <table:table-cell office:value-type="float" office:value="-370.125">
            <text:p>-370.125</text:p>
          </table:table-cell>
          <table:table-cell office:value-type="float" office:value="44.125">
            <text:p>44.125</text:p>
          </table:table-cell>
          <table:table-cell office:value-type="float" office:value="1058.25">
            <text:p>1058.25</text:p>
          </table:table-cell>
          <table:table-cell office:value-type="float" office:value="-0.0249108224525508">
            <text:p>-0.0249108225</text:p>
          </table:table-cell>
          <table:table-cell office:value-type="float" office:value="0.00134470043274212">
            <text:p>0.0013447004</text:p>
          </table:table-cell>
          <table:table-cell office:value-type="float" office:value="0.0180854154561302">
            <text:p>0.0180854155</text:p>
          </table:table-cell>
          <table:table-cell office:value-type="float" office:value="0.914028397603587">
            <text:p>0.9140283976</text:p>
          </table:table-cell>
          <table:table-cell office:value-type="float" office:value="1.00470999562433">
            <text:p>1.0047099956</text:p>
          </table:table-cell>
          <table:table-cell office:value-type="float" office:value="1.06394003531081">
            <text:p>1.0639400353</text:p>
          </table:table-cell>
          <table:table-cell office:value-type="float" office:value="-27.4771116346257">
            <text:p>-27.4771116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5371">
            <text:p>15371</text:p>
          </table:table-cell>
          <table:table-cell office:value-type="float" office:value="32708">
            <text:p>32708</text:p>
          </table:table-cell>
          <table:table-cell office:value-type="float" office:value="61132">
            <text:p>61132</text:p>
          </table:table-cell>
          <table:table-cell office:value-type="float" office:value="42.5">
            <text:p>42.5</text:p>
          </table:table-cell>
          <table:table-cell office:value-type="float" office:value="416.25">
            <text:p>416.25</text:p>
          </table:table-cell>
          <table:table-cell office:value-type="float" office:value="1126.25">
            <text:p>1126.25</text:p>
          </table:table-cell>
          <table:table-cell office:value-type="float" office:value="0.0027649469780756">
            <text:p>0.002764947</text:p>
          </table:table-cell>
          <table:table-cell office:value-type="float" office:value="0.0127262443438914">
            <text:p>0.0127262443</text:p>
          </table:table-cell>
          <table:table-cell office:value-type="float" office:value="0.0184232480533927">
            <text:p>0.0184232481</text:p>
          </table:table-cell>
          <table:table-cell office:value-type="float" office:value="1.00969229848958">
            <text:p>1.0096922985</text:p>
          </table:table-cell>
          <table:table-cell office:value-type="float" office:value="1.04485929150202">
            <text:p>1.0448592915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15922">
            <text:p>15922</text:p>
          </table:table-cell>
          <table:table-cell office:value-type="float" office:value="34068">
            <text:p>34068</text:p>
          </table:table-cell>
          <table:table-cell office:value-type="float" office:value="65960">
            <text:p>65960</text:p>
          </table:table-cell>
          <table:table-cell office:value-type="float" office:value="-9.875">
            <text:p>-9.875</text:p>
          </table:table-cell>
          <table:table-cell office:value-type="float" office:value="-199.75">
            <text:p>-199.75</text:p>
          </table:table-cell>
          <table:table-cell office:value-type="float" office:value="539.75">
            <text:p>539.75</text:p>
          </table:table-cell>
          <table:table-cell office:value-type="float" office:value="-0.000620211028765231">
            <text:p>-0.000620211</text:p>
          </table:table-cell>
          <table:table-cell office:value-type="float" office:value="-0.00586327345309381">
            <text:p>-0.0058632735</text:p>
          </table:table-cell>
          <table:table-cell office:value-type="float" office:value="0.00818298969072165">
            <text:p>0.0081829897</text:p>
          </table:table-cell>
          <table:table-cell office:value-type="float" office:value="0.997830015336293">
            <text:p>0.9978300153</text:p>
          </table:table-cell>
          <table:table-cell office:value-type="float" office:value="0.97954592374632">
            <text:p>0.9795459237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6002">
            <text:p>16002</text:p>
          </table:table-cell>
          <table:table-cell office:value-type="float" office:value="32560">
            <text:p>32560</text:p>
          </table:table-cell>
          <table:table-cell office:value-type="float" office:value="67830">
            <text:p>67830</text:p>
          </table:table-cell>
          <table:table-cell office:value-type="float" office:value="220.5">
            <text:p>220.5</text:p>
          </table:table-cell>
          <table:table-cell office:value-type="float" office:value="-1166">
            <text:p>-1166</text:p>
          </table:table-cell>
          <table:table-cell office:value-type="float" office:value="199.75">
            <text:p>199.75</text:p>
          </table:table-cell>
          <table:table-cell office:value-type="float" office:value="0.0137795275590551">
            <text:p>0.0137795276</text:p>
          </table:table-cell>
          <table:table-cell office:value-type="float" office:value="-0.0358108108108108">
            <text:p>-0.0358108108</text:p>
          </table:table-cell>
          <table:table-cell office:value-type="float" office:value="0.00294486215538847">
            <text:p>0.0029448622</text:p>
          </table:table-cell>
          <table:table-cell office:value-type="float" office:value="1.048600502201">
            <text:p>1.0486005022</text:p>
          </table:table-cell>
          <table:table-cell office:value-type="float" office:value="0.87717569393718">
            <text:p>0.8771756939</text:p>
          </table:table-cell>
          <table:table-cell office:value-type="float" office:value="1.01032401508156">
            <text:p>1.0103240151</text:p>
          </table:table-cell>
          <table:table-cell office:value-type="float" office:value="0">
            <text:p>0</text:p>
          </table:table-cell>
          <table:table-cell office:value-type="float" office:value="-19.0071280575277">
            <text:p>-19.0071280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6647">
            <text:p>16647</text:p>
          </table:table-cell>
          <table:table-cell office:value-type="float" office:value="32951">
            <text:p>32951</text:p>
          </table:table-cell>
          <table:table-cell office:value-type="float" office:value="66776">
            <text:p>66776</text:p>
          </table:table-cell>
          <table:table-cell office:value-type="float" office:value="556.125">
            <text:p>556.125</text:p>
          </table:table-cell>
          <table:table-cell office:value-type="float" office:value="1070.625">
            <text:p>1070.625</text:p>
          </table:table-cell>
          <table:table-cell office:value-type="float" office:value="599.25">
            <text:p>599.25</text:p>
          </table:table-cell>
          <table:table-cell office:value-type="float" office:value="0.0334069201657956">
            <text:p>0.0334069202</text:p>
          </table:table-cell>
          <table:table-cell office:value-type="float" office:value="0.0324914266638342">
            <text:p>0.0324914267</text:p>
          </table:table-cell>
          <table:table-cell office:value-type="float" office:value="0.00897403258655805">
            <text:p>0.0089740326</text:p>
          </table:table-cell>
          <table:table-cell office:value-type="float" office:value="1.11911162431761">
            <text:p>1.1191116243</text:p>
          </table:table-cell>
          <table:table-cell office:value-type="float" office:value="1.11578915122446">
            <text:p>1.1157891512</text:p>
          </table:table-cell>
          <table:table-cell office:value-type="float" office:value="1.03156695924425">
            <text:p>1.0315669592</text:p>
          </table:table-cell>
          <table:table-cell office:value-type="float" office:value="21.0932861773813">
            <text:p>21.0932861774</text:p>
          </table:table-cell>
          <table:table-cell office:value-type="float" office:value="21.6779598432634">
            <text:p>21.6779598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18922">
            <text:p>18922</text:p>
          </table:table-cell>
          <table:table-cell office:value-type="float" office:value="34787">
            <text:p>34787</text:p>
          </table:table-cell>
          <table:table-cell office:value-type="float" office:value="68102">
            <text:p>68102</text:p>
          </table:table-cell>
          <table:table-cell office:value-type="float" office:value="611.5">
            <text:p>611.5</text:p>
          </table:table-cell>
          <table:table-cell office:value-type="float" office:value="-838.375">
            <text:p>-838.375</text:p>
          </table:table-cell>
          <table:table-cell office:value-type="float" office:value="433.5">
            <text:p>433.5</text:p>
          </table:table-cell>
          <table:table-cell office:value-type="float" office:value="0.0323168798224289">
            <text:p>0.0323168798</text:p>
          </table:table-cell>
          <table:table-cell office:value-type="float" office:value="-0.0241002385948774">
            <text:p>-0.0241002386</text:p>
          </table:table-cell>
          <table:table-cell office:value-type="float" office:value="0.0063654518222666">
            <text:p>0.0063654518</text:p>
          </table:table-cell>
          <table:table-cell office:value-type="float" office:value="1.11515606559256">
            <text:p>1.1151560656</text:p>
          </table:table-cell>
          <table:table-cell office:value-type="float" office:value="0.916787575058576">
            <text:p>0.9167875751</text:p>
          </table:table-cell>
          <table:table-cell office:value-type="float" office:value="1.02235849857266">
            <text:p>1.0223584986</text:p>
          </table:table-cell>
          <table:table-cell office:value-type="float" office:value="21.7931926277335">
            <text:p>21.7931926277</text:p>
          </table:table-cell>
          <table:table-cell office:value-type="float" office:value="-28.4130263494173">
            <text:p>-28.4130263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8826">
            <text:p>18826</text:p>
          </table:table-cell>
          <table:table-cell office:value-type="float" office:value="34200">
            <text:p>34200</text:p>
          </table:table-cell>
          <table:table-cell office:value-type="float" office:value="64838">
            <text:p>64838</text:p>
          </table:table-cell>
          <table:table-cell office:value-type="float" office:value="383">
            <text:p>383</text:p>
          </table:table-cell>
          <table:table-cell office:value-type="float" office:value="-521.875">
            <text:p>-521.875</text:p>
          </table:table-cell>
          <table:table-cell office:value-type="float" office:value="-189.125">
            <text:p>-189.125</text:p>
          </table:table-cell>
          <table:table-cell office:value-type="float" office:value="0.020344204823117">
            <text:p>0.0203442048</text:p>
          </table:table-cell>
          <table:table-cell office:value-type="float" office:value="-0.0152595029239766">
            <text:p>-0.0152595029</text:p>
          </table:table-cell>
          <table:table-cell office:value-type="float" office:value="-0.00291688515993707">
            <text:p>-0.0029168852</text:p>
          </table:table-cell>
          <table:table-cell office:value-type="float" office:value="1.07201593475388">
            <text:p>1.0720159348</text:p>
          </table:table-cell>
          <table:table-cell office:value-type="float" office:value="0.947048130527876">
            <text:p>0.9470481305</text:p>
          </table:table-cell>
          <table:table-cell office:value-type="float" office:value="0.989807578049531">
            <text:p>0.989807578</text:p>
          </table:table-cell>
          <table:table-cell office:value-type="float" office:value="34.4163993539711">
            <text:p>34.416399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8484">
            <text:p>18484</text:p>
          </table:table-cell>
          <table:table-cell office:value-type="float" office:value="31316">
            <text:p>31316</text:p>
          </table:table-cell>
          <table:table-cell office:value-type="float" office:value="61982">
            <text:p>61982</text:p>
          </table:table-cell>
          <table:table-cell office:value-type="float" office:value="359.25">
            <text:p>359.25</text:p>
          </table:table-cell>
          <table:table-cell office:value-type="float" office:value="608.625">
            <text:p>608.625</text:p>
          </table:table-cell>
          <table:table-cell office:value-type="float" office:value="-469.625">
            <text:p>-469.625</text:p>
          </table:table-cell>
          <table:table-cell office:value-type="float" office:value="0.0194357281973599">
            <text:p>0.0194357282</text:p>
          </table:table-cell>
          <table:table-cell office:value-type="float" office:value="0.0194349533784647">
            <text:p>0.0194349534</text:p>
          </table:table-cell>
          <table:table-cell office:value-type="float" office:value="-0.00757679648930335">
            <text:p>-0.0075767965</text:p>
          </table:table-cell>
          <table:table-cell office:value-type="float" office:value="1.06876543385066">
            <text:p>1.0687654339</text:p>
          </table:table-cell>
          <table:table-cell office:value-type="float" office:value="1.06876266295376">
            <text:p>1.068762663</text:p>
          </table:table-cell>
          <table:table-cell office:value-type="float" office:value="0.973593731663717">
            <text:p>0.97359373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9307">
            <text:p>19307</text:p>
          </table:table-cell>
          <table:table-cell office:value-type="float" office:value="32710">
            <text:p>32710</text:p>
          </table:table-cell>
          <table:table-cell office:value-type="float" office:value="63308">
            <text:p>63308</text:p>
          </table:table-cell>
          <table:table-cell office:value-type="float" office:value="361.25">
            <text:p>361.25</text:p>
          </table:table-cell>
          <table:table-cell office:value-type="float" office:value="539.428571428571">
            <text:p>539.4285714286</text:p>
          </table:table-cell>
          <table:table-cell office:value-type="float" office:value="-57.375">
            <text:p>-57.375</text:p>
          </table:table-cell>
          <table:table-cell office:value-type="float" office:value="0.0187108302688144">
            <text:p>0.0187108303</text:p>
          </table:table-cell>
          <table:table-cell office:value-type="float" office:value="0.0164912433943311">
            <text:p>0.0164912434</text:p>
          </table:table-cell>
          <table:table-cell office:value-type="float" office:value="-0.000906283566058002">
            <text:p>-0.0009062836</text:p>
          </table:table-cell>
          <table:table-cell office:value-type="float" office:value="1.06617409247277">
            <text:p>1.0661740925</text:p>
          </table:table-cell>
          <table:table-cell office:value-type="float" office:value="1.05825239565319">
            <text:p>1.0582523957</text:p>
          </table:table-cell>
          <table:table-cell office:value-type="float" office:value="0.996829617364605">
            <text:p>0.9968296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20263">
            <text:p>20263</text:p>
          </table:table-cell>
          <table:table-cell office:value-type="float" office:value="34127">
            <text:p>34127</text:p>
          </table:table-cell>
          <table:table-cell office:value-type="float" office:value="64600">
            <text:p>64600</text:p>
          </table:table-cell>
          <table:table-cell office:value-type="float" office:value="87.8571428571429">
            <text:p>87.8571428571</text:p>
          </table:table-cell>
          <table:table-cell office:value-type="float" office:value="564.5">
            <text:p>564.5</text:p>
          </table:table-cell>
          <table:table-cell office:value-type="float" office:value="-255">
            <text:p>-255</text:p>
          </table:table-cell>
          <table:table-cell office:value-type="float" office:value="0.00433584083586551">
            <text:p>0.0043358408</text:p>
          </table:table-cell>
          <table:table-cell office:value-type="float" office:value="0.0165411550971372">
            <text:p>0.0165411551</text:p>
          </table:table-cell>
          <table:table-cell office:value-type="float" office:value="-0.00394736842105263">
            <text:p>-0.0039473684</text:p>
          </table:table-cell>
          <table:table-cell office:value-type="float" office:value="1.01521228997641">
            <text:p>1.01521229</text:p>
          </table:table-cell>
          <table:table-cell office:value-type="float" office:value="1.0584303180714">
            <text:p>1.0584303181</text:p>
          </table:table-cell>
          <table:table-cell office:value-type="float" office:value="0.986214750692521">
            <text:p>0.98621475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4">
            <text:p>4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8986">
            <text:p>18986</text:p>
          </table:table-cell>
          <table:table-cell office:value-type="float" office:value="33484">
            <text:p>33484</text:p>
          </table:table-cell>
          <table:table-cell office:value-type="float" office:value="64447">
            <text:p>64447</text:p>
          </table:table-cell>
          <table:table-cell office:value-type="float" office:value="118.5">
            <text:p>118.5</text:p>
          </table:table-cell>
          <table:table-cell office:value-type="float" office:value="-4">
            <text:p>-4</text:p>
          </table:table-cell>
          <table:table-cell office:value-type="float" office:value="246.5">
            <text:p>246.5</text:p>
          </table:table-cell>
          <table:table-cell office:value-type="float" office:value="0.00624144106183504">
            <text:p>0.0062414411</text:p>
          </table:table-cell>
          <table:table-cell office:value-type="float" office:value="-0.000119460040616414">
            <text:p>-0.00011946</text:p>
          </table:table-cell>
          <table:table-cell office:value-type="float" office:value="0.00382484832498022">
            <text:p>0.0038248483</text:p>
          </table:table-cell>
          <table:table-cell office:value-type="float" office:value="1.02192139666602">
            <text:p>1.0219213967</text:p>
          </table:table-cell>
          <table:table-cell office:value-type="float" office:value="0.999581917828417">
            <text:p>0.9995819178</text:p>
          </table:table-cell>
          <table:table-cell office:value-type="float" office:value="1.01341564288826">
            <text:p>1.01341564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8876">
            <text:p>18876</text:p>
          </table:table-cell>
          <table:table-cell office:value-type="float" office:value="33902">
            <text:p>33902</text:p>
          </table:table-cell>
          <table:table-cell office:value-type="float" office:value="64073">
            <text:p>64073</text:p>
          </table:table-cell>
          <table:table-cell office:value-type="float" office:value="210.6">
            <text:p>210.6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0.0111570247933884">
            <text:p>0.0111570248</text:p>
          </table:table-cell>
          <table:table-cell office:value-type="float" office:value="0">
            <text:p>0</text:p>
          </table:table-cell>
          <table:table-cell office:value-type="float" office:value="0.013531440700451">
            <text:p>0.0135314407</text:p>
          </table:table-cell>
          <table:table-cell office:value-type="float" office:value="1.03929356601325">
            <text:p>1.039293566</text:p>
          </table:table-cell>
          <table:table-cell office:value-type="float" office:value="1.11">
            <text:p>1.11</text:p>
          </table:table-cell>
          <table:table-cell office:value-type="float" office:value="1.04771891823094">
            <text:p>1.0477189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8910">
            <text:p>18910</text:p>
          </table:table-cell>
          <table:table-cell office:value-type="float" office:value="34455">
            <text:p>34455</text:p>
          </table:table-cell>
          <table:table-cell office:value-type="float" office:value="66317">
            <text:p>66317</text:p>
          </table:table-cell>
          <table:table-cell office:value-type="float" office:value="0">
            <text:p>0</text:p>
          </table:table-cell>
          <table:table-cell office:value-type="float" office:value="392.25">
            <text:p>392.25</text:p>
          </table:table-cell>
          <table:table-cell office:value-type="float" office:value="752.25">
            <text:p>752.25</text:p>
          </table:table-cell>
          <table:table-cell office:value-type="float" office:value="0">
            <text:p>0</text:p>
          </table:table-cell>
          <table:table-cell office:value-type="float" office:value="0.0113844144536352">
            <text:p>0.0113844145</text:p>
          </table:table-cell>
          <table:table-cell office:value-type="float" office:value="0.0113432453217124">
            <text:p>0.0113432453</text:p>
          </table:table-cell>
          <table:table-cell office:value-type="float" office:value="1.01">
            <text:p>1.01</text:p>
          </table:table-cell>
          <table:table-cell office:value-type="float" office:value="1.04009947617693">
            <text:p>1.0400994762</text:p>
          </table:table-cell>
          <table:table-cell office:value-type="float" office:value="1.03995355028627">
            <text:p>1.03995355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5">
            <text:p>5</text:p>
          </table:table-cell>
          <table:table-cell office:value-type="float" office:value="880">
            <text:p>880</text:p>
          </table:table-cell>
          <table:table-cell table:number-columns-repeated="2" office:value-type="float" office:value="1907">
            <text:p>1907</text:p>
          </table:table-cell>
          <table:table-cell office:value-type="float" office:value="18943">
            <text:p>18943</text:p>
          </table:table-cell>
          <table:table-cell office:value-type="float" office:value="34457">
            <text:p>34457</text:p>
          </table:table-cell>
          <table:table-cell office:value-type="float" office:value="66954">
            <text:p>66954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5">
            <text:p>5</text:p>
          </table:table-cell>
          <table:table-cell office:value-type="float" office:value="782">
            <text:p>782</text:p>
          </table:table-cell>
          <table:table-cell table:number-columns-repeated="2" office:value-type="float" office:value="1823">
            <text:p>1823</text:p>
          </table:table-cell>
          <table:table-cell office:value-type="float" office:value="18977">
            <text:p>18977</text:p>
          </table:table-cell>
          <table:table-cell office:value-type="float" office:value="34567">
            <text:p>34567</text:p>
          </table:table-cell>
          <table:table-cell office:value-type="float" office:value="68648">
            <text:p>68648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55">
            <text:p>255</text:p>
          </table:table-cell>
          <table:table-cell office:value-type="float" office:value="11791.75">
            <text:p>11791.75</text:p>
          </table:table-cell>
          <table:table-cell office:value-type="float" office:value="36891">
            <text:p>36891</text:p>
          </table:table-cell>
          <table:table-cell office:value-type="float" office:value="27.515">
            <text:p>27.515</text:p>
          </table:table-cell>
          <table:table-cell table:number-columns-repeated="3" office:value-type="float" office:value="5">
            <text:p>5</text:p>
          </table:table-cell>
          <table:table-cell office:value-type="float" office:value="809">
            <text:p>809</text:p>
          </table:table-cell>
          <table:table-cell office:value-type="float" office:value="1218">
            <text:p>1218</text:p>
          </table:table-cell>
          <table:table-cell office:value-type="float" office:value="1862">
            <text:p>1862</text:p>
          </table:table-cell>
          <table:table-cell office:value-type="float" office:value="19011">
            <text:p>19011</text:p>
          </table:table-cell>
          <table:table-cell office:value-type="float" office:value="34738">
            <text:p>34738</text:p>
          </table:table-cell>
          <table:table-cell office:value-type="float" office:value="70795">
            <text:p>70795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9.333333333333">
            <text:p>249.3333333333</text:p>
          </table:table-cell>
          <table:table-cell office:value-type="float" office:value="11802.3333333333">
            <text:p>11802.3333333333</text:p>
          </table:table-cell>
          <table:table-cell office:value-type="float" office:value="37382.3333333333">
            <text:p>37382.3333333333</text:p>
          </table:table-cell>
          <table:table-cell office:value-type="float" office:value="27.6166666666667">
            <text:p>27.6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838">
            <text:p>838</text:p>
          </table:table-cell>
          <table:table-cell office:value-type="float" office:value="1250">
            <text:p>1250</text:p>
          </table:table-cell>
          <table:table-cell office:value-type="float" office:value="1900">
            <text:p>1900</text:p>
          </table:table-cell>
          <table:table-cell office:value-type="float" office:value="19045">
            <text:p>19045</text:p>
          </table:table-cell>
          <table:table-cell office:value-type="float" office:value="34721">
            <text:p>34721</text:p>
          </table:table-cell>
          <table:table-cell office:value-type="float" office:value="73010">
            <text:p>73010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1.01">
            <text:p>1.01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.7">
            <text:p>24.7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24525">
            <text:p>24525</text:p>
          </table:table-cell>
          <table:table-cell office:value-type="float" office:value="28054">
            <text:p>28054</text:p>
          </table:table-cell>
          <table:table-cell office:value-type="float" office:value="29893">
            <text:p>298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7:58.62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186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84">
                <text:p>10584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920">
                <text:p>1592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588">
                <text:p>10588</text:p>
              </table:table-cell>
              <table:table-cell office:value-type="float" office:value="16689">
                <text:p>1668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894">
                <text:p>1589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145">
                <text:p>8145</text:p>
              </table:table-cell>
              <table:table-cell office:value-type="float" office:value="10638">
                <text:p>10638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882">
                <text:p>7882</text:p>
              </table:table-cell>
              <table:table-cell office:value-type="float" office:value="10357">
                <text:p>10357</text:p>
              </table:table-cell>
              <table:table-cell office:value-type="float" office:value="15558">
                <text:p>1555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818">
                <text:p>7818</text:p>
              </table:table-cell>
              <table:table-cell office:value-type="float" office:value="10550">
                <text:p>10550</text:p>
              </table:table-cell>
              <table:table-cell office:value-type="float" office:value="16753">
                <text:p>1675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238">
                <text:p>8238</text:p>
              </table:table-cell>
              <table:table-cell office:value-type="float" office:value="10625">
                <text:p>10625</text:p>
              </table:table-cell>
              <table:table-cell office:value-type="float" office:value="15967">
                <text:p>1596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45">
                <text:p>8145</text:p>
              </table:table-cell>
              <table:table-cell office:value-type="float" office:value="10573">
                <text:p>10573</text:p>
              </table:table-cell>
              <table:table-cell office:value-type="float" office:value="15613">
                <text:p>1561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868">
                <text:p>7868</text:p>
              </table:table-cell>
              <table:table-cell office:value-type="float" office:value="11481">
                <text:p>11481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70">
                <text:p>8070</text:p>
              </table:table-cell>
              <table:table-cell office:value-type="float" office:value="12358">
                <text:p>12358</text:p>
              </table:table-cell>
              <table:table-cell office:value-type="float" office:value="16852">
                <text:p>1685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229">
                <text:p>8229</text:p>
              </table:table-cell>
              <table:table-cell office:value-type="float" office:value="11060">
                <text:p>11060</text:p>
              </table:table-cell>
              <table:table-cell office:value-type="float" office:value="15690">
                <text:p>1569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54">
                <text:p>8154</text:p>
              </table:table-cell>
              <table:table-cell office:value-type="float" office:value="11264">
                <text:p>11264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238">
                <text:p>11238</text:p>
              </table:table-cell>
              <table:table-cell office:value-type="float" office:value="18473">
                <text:p>1847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982">
                <text:p>7982</text:p>
              </table:table-cell>
              <table:table-cell office:value-type="float" office:value="11572">
                <text:p>11572</text:p>
              </table:table-cell>
              <table:table-cell office:value-type="float" office:value="16583">
                <text:p>1658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175">
                <text:p>8175</text:p>
              </table:table-cell>
              <table:table-cell office:value-type="float" office:value="11216">
                <text:p>11216</text:p>
              </table:table-cell>
              <table:table-cell office:value-type="float" office:value="18739">
                <text:p>187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25">
                <text:p>8825</text:p>
              </table:table-cell>
              <table:table-cell office:value-type="float" office:value="12480">
                <text:p>12480</text:p>
              </table:table-cell>
              <table:table-cell office:value-type="float" office:value="21470">
                <text:p>2147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5">
                <text:p>8675</text:p>
              </table:table-cell>
              <table:table-cell office:value-type="float" office:value="13322">
                <text:p>13322</text:p>
              </table:table-cell>
              <table:table-cell office:value-type="float" office:value="19833">
                <text:p>198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24">
                <text:p>8724</text:p>
              </table:table-cell>
              <table:table-cell office:value-type="float" office:value="12222">
                <text:p>12222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16">
                <text:p>8416</text:p>
              </table:table-cell>
              <table:table-cell office:value-type="float" office:value="13766">
                <text:p>13766</text:p>
              </table:table-cell>
              <table:table-cell office:value-type="float" office:value="20024">
                <text:p>2002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481">
                <text:p>14481</text:p>
              </table:table-cell>
              <table:table-cell office:value-type="float" office:value="20671">
                <text:p>2067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208">
                <text:p>8208</text:p>
              </table:table-cell>
              <table:table-cell office:value-type="float" office:value="14047">
                <text:p>14047</text:p>
              </table:table-cell>
              <table:table-cell office:value-type="float" office:value="22467">
                <text:p>22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4445">
                <text:p>14445</text:p>
              </table:table-cell>
              <table:table-cell office:value-type="float" office:value="25574">
                <text:p>2557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48">
                <text:p>10048</text:p>
              </table:table-cell>
              <table:table-cell office:value-type="float" office:value="15762">
                <text:p>15762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62">
                <text:p>11162</text:p>
              </table:table-cell>
              <table:table-cell office:value-type="float" office:value="15488">
                <text:p>15488</text:p>
              </table:table-cell>
              <table:table-cell office:value-type="float" office:value="27317">
                <text:p>273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67">
                <text:p>10867</text:p>
              </table:table-cell>
              <table:table-cell office:value-type="float" office:value="15625">
                <text:p>15625</text:p>
              </table:table-cell>
              <table:table-cell office:value-type="float" office:value="25465">
                <text:p>2546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492">
                <text:p>17492</text:p>
              </table:table-cell>
              <table:table-cell office:value-type="float" office:value="25713">
                <text:p>2571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230">
                <text:p>18230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087">
                <text:p>11087</text:p>
              </table:table-cell>
              <table:table-cell office:value-type="float" office:value="18581">
                <text:p>18581</text:p>
              </table:table-cell>
              <table:table-cell office:value-type="float" office:value="28475">
                <text:p>2847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86">
                <text:p>12086</text:p>
              </table:table-cell>
              <table:table-cell office:value-type="float" office:value="18335">
                <text:p>18335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05">
                <text:p>13605</text:p>
              </table:table-cell>
              <table:table-cell office:value-type="float" office:value="18802">
                <text:p>18802</text:p>
              </table:table-cell>
              <table:table-cell office:value-type="float" office:value="31379">
                <text:p>3137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520">
                <text:p>19520</text:p>
              </table:table-cell>
              <table:table-cell office:value-type="float" office:value="31588">
                <text:p>3158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502">
                <text:p>20502</text:p>
              </table:table-cell>
              <table:table-cell office:value-type="float" office:value="29858">
                <text:p>298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752">
                <text:p>13752</text:p>
              </table:table-cell>
              <table:table-cell office:value-type="float" office:value="20450">
                <text:p>20450</text:p>
              </table:table-cell>
              <table:table-cell office:value-type="float" office:value="29269">
                <text:p>2926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494">
                <text:p>22494</text:p>
              </table:table-cell>
              <table:table-cell office:value-type="float" office:value="31404">
                <text:p>3140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706">
                <text:p>22706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410">
                <text:p>21410</text:p>
              </table:table-cell>
              <table:table-cell office:value-type="float" office:value="35770">
                <text:p>357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765">
                <text:p>15765</text:p>
              </table:table-cell>
              <table:table-cell office:value-type="float" office:value="22730">
                <text:p>22730</text:p>
              </table:table-cell>
              <table:table-cell office:value-type="float" office:value="39569">
                <text:p>3956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400">
                <text:p>24400</text:p>
              </table:table-cell>
              <table:table-cell office:value-type="float" office:value="41726">
                <text:p>4172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4210">
                <text:p>24210</text:p>
              </table:table-cell>
              <table:table-cell office:value-type="float" office:value="41422">
                <text:p>4142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500">
                <text:p>25500</text:p>
              </table:table-cell>
              <table:table-cell office:value-type="float" office:value="43274">
                <text:p>4327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718">
                <text:p>26718</text:p>
              </table:table-cell>
              <table:table-cell office:value-type="float" office:value="45134">
                <text:p>4513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9463">
                <text:p>29463</text:p>
              </table:table-cell>
              <table:table-cell office:value-type="float" office:value="50265">
                <text:p>5026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993">
                <text:p>30993</text:p>
              </table:table-cell>
              <table:table-cell office:value-type="float" office:value="53182">
                <text:p>5318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842">
                <text:p>31842</text:p>
              </table:table-cell>
              <table:table-cell office:value-type="float" office:value="52290">
                <text:p>5229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612">
                <text:p>21612</text:p>
              </table:table-cell>
              <table:table-cell office:value-type="float" office:value="32652">
                <text:p>32652</text:p>
              </table:table-cell>
              <table:table-cell office:value-type="float" office:value="45994">
                <text:p>4599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878">
                <text:p>21878</text:p>
              </table:table-cell>
              <table:table-cell office:value-type="float" office:value="29002">
                <text:p>29002</text:p>
              </table:table-cell>
              <table:table-cell office:value-type="float" office:value="48749">
                <text:p>4874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7862">
                <text:p>17862</text:p>
              </table:table-cell>
              <table:table-cell office:value-type="float" office:value="29901">
                <text:p>29901</text:p>
              </table:table-cell>
              <table:table-cell office:value-type="float" office:value="51437">
                <text:p>5143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9344">
                <text:p>19344</text:p>
              </table:table-cell>
              <table:table-cell office:value-type="float" office:value="30548">
                <text:p>30548</text:p>
              </table:table-cell>
              <table:table-cell office:value-type="float" office:value="50781">
                <text:p>5078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8304">
                <text:p>18304</text:p>
              </table:table-cell>
              <table:table-cell office:value-type="float" office:value="31074">
                <text:p>31074</text:p>
              </table:table-cell>
              <table:table-cell office:value-type="float" office:value="44772">
                <text:p>4477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302">
                <text:p>16302</text:p>
              </table:table-cell>
              <table:table-cell office:value-type="float" office:value="28516">
                <text:p>28516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862">
                <text:p>17862</text:p>
              </table:table-cell>
              <table:table-cell office:value-type="float" office:value="29541">
                <text:p>29541</text:p>
              </table:table-cell>
              <table:table-cell office:value-type="float" office:value="50128">
                <text:p>5012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9344">
                <text:p>19344</text:p>
              </table:table-cell>
              <table:table-cell office:value-type="float" office:value="30450">
                <text:p>30450</text:p>
              </table:table-cell>
              <table:table-cell office:value-type="float" office:value="49190">
                <text:p>4919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304">
                <text:p>18304</text:p>
              </table:table-cell>
              <table:table-cell office:value-type="float" office:value="30400">
                <text:p>30400</text:p>
              </table:table-cell>
              <table:table-cell office:value-type="float" office:value="47702">
                <text:p>4770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6302">
                <text:p>16302</text:p>
              </table:table-cell>
              <table:table-cell office:value-type="float" office:value="27356">
                <text:p>27356</text:p>
              </table:table-cell>
              <table:table-cell office:value-type="float" office:value="46580">
                <text:p>4658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613">
                <text:p>17613</text:p>
              </table:table-cell>
              <table:table-cell office:value-type="float" office:value="28737">
                <text:p>28737</text:p>
              </table:table-cell>
              <table:table-cell office:value-type="float" office:value="49470">
                <text:p>4947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195">
                <text:p>17195</text:p>
              </table:table-cell>
              <table:table-cell office:value-type="float" office:value="29450">
                <text:p>29450</text:p>
              </table:table-cell>
              <table:table-cell office:value-type="float" office:value="48960">
                <text:p>4896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751">
                <text:p>15751</text:p>
              </table:table-cell>
              <table:table-cell office:value-type="float" office:value="29085">
                <text:p>29085</text:p>
              </table:table-cell>
              <table:table-cell office:value-type="float" office:value="49735">
                <text:p>4973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796">
                <text:p>16796</text:p>
              </table:table-cell>
              <table:table-cell office:value-type="float" office:value="30566">
                <text:p>30566</text:p>
              </table:table-cell>
              <table:table-cell office:value-type="float" office:value="51510">
                <text:p>5151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9038">
                <text:p>19038</text:p>
              </table:table-cell>
              <table:table-cell office:value-type="float" office:value="32445">
                <text:p>32445</text:p>
              </table:table-cell>
              <table:table-cell office:value-type="float" office:value="56644">
                <text:p>5664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600">
                <text:p>19600</text:p>
              </table:table-cell>
              <table:table-cell office:value-type="float" office:value="33024">
                <text:p>33024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8582">
                <text:p>18582</text:p>
              </table:table-cell>
              <table:table-cell office:value-type="float" office:value="31296">
                <text:p>31296</text:p>
              </table:table-cell>
              <table:table-cell office:value-type="float" office:value="59092">
                <text:p>5909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8905">
                <text:p>18905</text:p>
              </table:table-cell>
              <table:table-cell office:value-type="float" office:value="32708">
                <text:p>32708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6720">
                <text:p>16720</text:p>
              </table:table-cell>
              <table:table-cell office:value-type="float" office:value="32980">
                <text:p>32980</text:p>
              </table:table-cell>
              <table:table-cell office:value-type="float" office:value="60384">
                <text:p>6038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4858">
                <text:p>14858</text:p>
              </table:table-cell>
              <table:table-cell office:value-type="float" office:value="32814">
                <text:p>32814</text:p>
              </table:table-cell>
              <table:table-cell office:value-type="float" office:value="58514">
                <text:p>5851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5371">
                <text:p>15371</text:p>
              </table:table-cell>
              <table:table-cell office:value-type="float" office:value="32708">
                <text:p>32708</text:p>
              </table:table-cell>
              <table:table-cell office:value-type="float" office:value="61132">
                <text:p>6113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5922">
                <text:p>15922</text:p>
              </table:table-cell>
              <table:table-cell office:value-type="float" office:value="34068">
                <text:p>34068</text:p>
              </table:table-cell>
              <table:table-cell office:value-type="float" office:value="65960">
                <text:p>6596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6002">
                <text:p>16002</text:p>
              </table:table-cell>
              <table:table-cell office:value-type="float" office:value="32560">
                <text:p>32560</text:p>
              </table:table-cell>
              <table:table-cell office:value-type="float" office:value="67830">
                <text:p>6783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6647">
                <text:p>16647</text:p>
              </table:table-cell>
              <table:table-cell office:value-type="float" office:value="32951">
                <text:p>32951</text:p>
              </table:table-cell>
              <table:table-cell office:value-type="float" office:value="66776">
                <text:p>6677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8922">
                <text:p>18922</text:p>
              </table:table-cell>
              <table:table-cell office:value-type="float" office:value="34787">
                <text:p>34787</text:p>
              </table:table-cell>
              <table:table-cell office:value-type="float" office:value="68102">
                <text:p>6810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8826">
                <text:p>18826</text:p>
              </table:table-cell>
              <table:table-cell office:value-type="float" office:value="34200">
                <text:p>34200</text:p>
              </table:table-cell>
              <table:table-cell office:value-type="float" office:value="64838">
                <text:p>6483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8484">
                <text:p>18484</text:p>
              </table:table-cell>
              <table:table-cell office:value-type="float" office:value="31316">
                <text:p>31316</text:p>
              </table:table-cell>
              <table:table-cell office:value-type="float" office:value="61982">
                <text:p>6198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9307">
                <text:p>19307</text:p>
              </table:table-cell>
              <table:table-cell office:value-type="float" office:value="32710">
                <text:p>32710</text:p>
              </table:table-cell>
              <table:table-cell office:value-type="float" office:value="63308">
                <text:p>6330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0263">
                <text:p>20263</text:p>
              </table:table-cell>
              <table:table-cell office:value-type="float" office:value="34127">
                <text:p>34127</text:p>
              </table:table-cell>
              <table:table-cell office:value-type="float" office:value="64600">
                <text:p>6460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8986">
                <text:p>18986</text:p>
              </table:table-cell>
              <table:table-cell office:value-type="float" office:value="33484">
                <text:p>33484</text:p>
              </table:table-cell>
              <table:table-cell office:value-type="float" office:value="64447">
                <text:p>6444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8876">
                <text:p>18876</text:p>
              </table:table-cell>
              <table:table-cell office:value-type="float" office:value="33902">
                <text:p>33902</text:p>
              </table:table-cell>
              <table:table-cell office:value-type="float" office:value="64073">
                <text:p>6407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8910">
                <text:p>18910</text:p>
              </table:table-cell>
              <table:table-cell office:value-type="float" office:value="34455">
                <text:p>34455</text:p>
              </table:table-cell>
              <table:table-cell office:value-type="float" office:value="66317">
                <text:p>66317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8943">
                <text:p>18943</text:p>
              </table:table-cell>
              <table:table-cell office:value-type="float" office:value="34457">
                <text:p>34457</text:p>
              </table:table-cell>
              <table:table-cell office:value-type="float" office:value="66954">
                <text:p>6695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8977">
                <text:p>18977</text:p>
              </table:table-cell>
              <table:table-cell office:value-type="float" office:value="34567">
                <text:p>34567</text:p>
              </table:table-cell>
              <table:table-cell office:value-type="float" office:value="68648">
                <text:p>686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9011">
                <text:p>19011</text:p>
              </table:table-cell>
              <table:table-cell office:value-type="float" office:value="34738">
                <text:p>34738</text:p>
              </table:table-cell>
              <table:table-cell office:value-type="float" office:value="70795">
                <text:p>7079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9045">
                <text:p>19045</text:p>
              </table:table-cell>
              <table:table-cell office:value-type="float" office:value="34721">
                <text:p>34721</text:p>
              </table:table-cell>
              <table:table-cell office:value-type="float" office:value="73010">
                <text:p>73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791.75">
                <text:p>11791.7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802.3333333333">
                <text:p>1180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7.515">
                <text:p>27.51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7.6166666666667">
                <text:p>27.6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106124205375">
                <text:p>1.0210612420537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9421349879973">
                <text:p>0.99942134987997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516288793374">
                <text:p>1.1051628879337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758914050381">
                <text:p>1.0975891405038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088333148032">
                <text:p>0.9908833314803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516288793374">
                <text:p>1.1051628879337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659417128995">
                <text:p>1.0865941712899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2704544267958">
                <text:p>1.0270454426795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571566829217">
                <text:p>0.9857156682921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247790000685">
                <text:p>1.0024779000068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769116097613">
                <text:p>1.0476911609761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030830020229">
                <text:p>1.1203083002022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443436173368">
                <text:p>1.0444343617336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521323025354">
                <text:p>1.0652132302535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956586426717">
                <text:p>1.0695658642671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8162710738738">
                <text:p>1.0816271073873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4410859314">
                <text:p>1.11441085931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3500472633761">
                <text:p>1.0350047263376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66703947101">
                <text:p>1.0376670394710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968139017461">
                <text:p>1.0996813901746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8642130505824">
                <text:p>1.0864213050582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323356903163">
                <text:p>1.0132335690316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3004786161472">
                <text:p>1.1300478616147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0926434328716">
                <text:p>1.1092643432871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2773083174524">
                <text:p>1.1277308317452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056824249344">
                <text:p>1.1205682424934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698723304676">
                <text:p>1.1269872330467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7617659360727">
                <text:p>1.1761765936072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198672393454">
                <text:p>1.1019867239345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369546862475">
                <text:p>1.1336954686247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8675455320021">
                <text:p>1.0867545532002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91858415759">
                <text:p>1.089185841575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6386824413833">
                <text:p>1.063868244138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3887576916087">
                <text:p>1.038875769160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251664283055">
                <text:p>1.0825166428305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40368463782">
                <text:p>1.074036846378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86971101344">
                <text:p>1.098697110134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853845350645">
                <text:p>1.178538453506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286351184157">
                <text:p>1.1728635118415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154490832232">
                <text:p>1.1215449083223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435365667051">
                <text:p>1.1643536566705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783943732254">
                <text:p>1.1778394373225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124320465281">
                <text:p>1.1512432046528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319136041821">
                <text:p>1.1831913604182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917920219781">
                <text:p>1.1591792021978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973963087871">
                <text:p>1.1197396308787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890458091176743">
                <text:p>0.89045809117674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79221840097695">
                <text:p>0.97922184009769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24071031426661">
                <text:p>0.92407103142666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1801060855063">
                <text:p>1.1180106085506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0.999690270869746">
                <text:p>0.99969027086974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81231742728139">
                <text:p>0.98123174272813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75902695539281">
                <text:p>0.7590269553928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60213448573127">
                <text:p>0.96021344857312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6873941986845">
                <text:p>1.068739419868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23288198985115">
                <text:p>0.92328819898511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785998228711999">
                <text:p>0.785998228711999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0761300323215">
                <text:p>1.1076130032321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78603819376461">
                <text:p>0.97860381937646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2757011938966">
                <text:p>1.12757011938966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48291142382707">
                <text:p>0.948291142382707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9106597705764">
                <text:p>0.9910659770576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4485929150202">
                <text:p>1.0448592915020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2877170810527">
                <text:p>1.02877170810527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0470999562433">
                <text:p>1.004709995624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485929150202">
                <text:p>1.0448592915020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7954592374632">
                <text:p>0.9795459237463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87717569393718">
                <text:p>0.8771756939371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1578915122446">
                <text:p>1.1157891512244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16787575058576">
                <text:p>0.91678757505857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47048130527876">
                <text:p>0.94704813052787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6876266295376">
                <text:p>1.0687626629537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5825239565319">
                <text:p>1.0582523956531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0584303180714">
                <text:p>1.058430318071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999581917828417">
                <text:p>0.99958191782841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04009947617693">
                <text:p>1.0400994761769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6891">
                <text:p>3689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7382.3333333333">
                <text:p>3738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